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72000004FBF1FA0F581F4A50B7.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2" svg:font-family="Ubuntu" style:font-pitch="variable"/>
    <style:font-face style:name="Ubuntu" svg:font-family="Ubuntu" style:font-adornments="Light" style:font-pitch="variable"/>
    <style:font-face style:name="Ubuntu1"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system"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6.189cm" style:rel-column-width="24587*"/>
    </style:style>
    <style:style style:name="Table1.B" style:family="table-column">
      <style:table-column-properties style:column-width="2.609cm" style:rel-column-width="10363*"/>
    </style:style>
    <style:style style:name="Table1.C" style:family="table-column">
      <style:table-column-properties style:column-width="3.946cm" style:rel-column-width="15674*"/>
    </style:style>
    <style:style style:name="Table1.D" style:family="table-column">
      <style:table-column-properties style:column-width="3.754cm" style:rel-column-width="14911*"/>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6"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8.303cm" style:rel-column-width="32981*"/>
    </style:style>
    <style:style style:name="Table2.B" style:family="table-column">
      <style:table-column-properties style:column-width="8.195cm" style:rel-column-width="32554*"/>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urchaseNeeds" style:family="table">
      <style:table-properties style:width="16.498cm" fo:break-before="auto" fo:break-after="auto" table:align="margins" fo:keep-with-next="auto" style:may-break-between-rows="true" style:writing-mode="lr-tb" table:border-model="collapsing"/>
    </style:style>
    <style:style style:name="PurchaseNeeds.A" style:family="table-column">
      <style:table-column-properties style:column-width="4.124cm" style:rel-column-width="16383*"/>
    </style:style>
    <style:style style:name="PurchaseNeeds.D" style:family="table-column">
      <style:table-column-properties style:column-width="4.126cm" style:rel-column-width="16386*"/>
    </style:style>
    <style:style style:name="PurchaseNeeds.1" style:family="table-row">
      <style:table-row-properties fo:keep-together="auto"/>
    </style:style>
    <style:style style:name="PurchaseNeeds.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PurchaseNeeds.A2" style:family="table-cell">
      <style:table-cell-properties fo:background-color="#eeeeee" fo:padding="0.097cm" fo:border="none" style:writing-mode="lr-tb">
        <style:background-image/>
      </style:table-cell-properties>
    </style:style>
    <style:style style:name="PurchaseNeeds.A3" style:family="table-cell">
      <style:table-cell-properties fo:background-color="transparent" fo:padding="0.097cm" fo:border="none" style:writing-mode="lr-tb">
        <style:background-image/>
      </style:table-cell-properties>
    </style:style>
    <style:style style:name="PurchaseNeeds.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4.124cm" style:rel-column-width="16381*"/>
    </style:style>
    <style:style style:name="Table3.B" style:family="table-column">
      <style:table-column-properties style:column-width="3.484cm" style:rel-column-width="13838*"/>
    </style:style>
    <style:style style:name="Table3.C" style:family="table-column">
      <style:table-column-properties style:column-width="4.387cm" style:rel-column-width="17426*"/>
    </style:style>
    <style:style style:name="Table3.D" style:family="table-column">
      <style:table-column-properties style:column-width="4.503cm" style:rel-column-width="17890*"/>
    </style:style>
    <style:style style:name="Table3.1" style:family="table-row">
      <style:table-row-properties fo:keep-together="auto"/>
    </style:style>
    <style:style style:name="Table3.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fo:background-color="#eeeeee" fo:padding="0.097cm" fo:border="none" style:writing-mode="lr-tb">
        <style:background-image/>
      </style:table-cell-properties>
    </style:style>
    <style:style style:name="Table3.A3" style:family="table-cell">
      <style:table-cell-properties fo:background-color="transparent" fo:padding="0.097cm" fo:border="none" style:writing-mode="lr-tb">
        <style:background-image/>
      </style:table-cell-properties>
    </style:style>
    <style:style style:name="Table3.A7"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style:contextual-spacing="false" fo:text-indent="0cm" style:auto-text-indent="false"/>
      <style:text-properties fo:color="#b71028" loext:opacity="100%"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Standard">
      <style:paragraph-properties fo:text-align="center" style:justify-single-word="false"/>
    </style:style>
    <style:style style:name="P3" style:family="paragraph" style:parent-style-name="Standard">
      <style:text-properties officeooo:rsid="00dc9240" officeooo:paragraph-rsid="00dc9240"/>
    </style:style>
    <style:style style:name="P4" style:family="paragraph" style:parent-style-name="Standard">
      <style:text-properties officeooo:rsid="00f4d00c" officeooo:paragraph-rsid="00f4d00c"/>
    </style:style>
    <style:style style:name="P5" style:family="paragraph" style:parent-style-name="Header">
      <style:paragraph-properties fo:text-align="end" style:justify-single-word="false"/>
      <style:text-properties style:use-window-font-color="true" loext:opacity="0%"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6" style:family="paragraph" style:parent-style-name="Header">
      <style:paragraph-properties fo:text-align="end" style:justify-single-word="false"/>
    </style:style>
    <style:style style:name="P7" style:family="paragraph" style:parent-style-name="Footer">
      <style:paragraph-properties fo:text-align="center" style:justify-single-word="false"/>
      <style:text-properties style:use-window-font-color="true" loext:opacity="0%"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loext:opacity="0%"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loext:opacity="0%"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paragraph-properties>
        <style:tab-stops>
          <style:tab-stop style:position="16.997cm" style:type="right"/>
        </style:tab-stops>
      </style:paragraph-properties>
    </style:style>
    <style:style style:name="P11" style:family="paragraph" style:parent-style-name="Text_20_body">
      <style:text-properties officeooo:paragraph-rsid="00488833"/>
    </style:style>
    <style:style style:name="P12" style:family="paragraph" style:parent-style-name="Text_20_body">
      <style:text-properties officeooo:rsid="005cc1f3" officeooo:paragraph-rsid="005cc1f3"/>
    </style:style>
    <style:style style:name="P13" style:family="paragraph" style:parent-style-name="Text_20_body">
      <style:text-properties officeooo:paragraph-rsid="00c5b4af"/>
    </style:style>
    <style:style style:name="P14" style:family="paragraph" style:parent-style-name="Text_20_body">
      <style:text-properties officeooo:rsid="00b2b876" officeooo:paragraph-rsid="00b2b876"/>
    </style:style>
    <style:style style:name="P15" style:family="paragraph" style:parent-style-name="Text_20_body">
      <style:text-properties officeooo:rsid="00b4549c" officeooo:paragraph-rsid="00b4549c"/>
    </style:style>
    <style:style style:name="P16" style:family="paragraph" style:parent-style-name="Text_20_body">
      <style:text-properties officeooo:rsid="00b95350" officeooo:paragraph-rsid="00b95350"/>
    </style:style>
    <style:style style:name="P17" style:family="paragraph" style:parent-style-name="Text_20_body">
      <style:text-properties officeooo:rsid="00b95350" officeooo:paragraph-rsid="00c3cfd1"/>
    </style:style>
    <style:style style:name="P18" style:family="paragraph" style:parent-style-name="Text_20_body">
      <style:text-properties officeooo:rsid="00c8696a" officeooo:paragraph-rsid="00c8696a"/>
    </style:style>
    <style:style style:name="P19" style:family="paragraph" style:parent-style-name="Text_20_body">
      <style:text-properties officeooo:rsid="00c91ec6" officeooo:paragraph-rsid="00c91ec6"/>
    </style:style>
    <style:style style:name="P20" style:family="paragraph" style:parent-style-name="Text_20_body">
      <style:text-properties officeooo:paragraph-rsid="00cc6ce7"/>
    </style:style>
    <style:style style:name="P21" style:family="paragraph" style:parent-style-name="Text_20_body">
      <style:text-properties officeooo:rsid="00cc6ce7" officeooo:paragraph-rsid="00cc6ce7"/>
    </style:style>
    <style:style style:name="P22" style:family="paragraph" style:parent-style-name="Text_20_body">
      <style:text-properties officeooo:rsid="00d09738" officeooo:paragraph-rsid="00d09738"/>
    </style:style>
    <style:style style:name="P23" style:family="paragraph" style:parent-style-name="Text_20_body">
      <style:text-properties officeooo:rsid="00d14080" officeooo:paragraph-rsid="00d14080"/>
    </style:style>
    <style:style style:name="P24" style:family="paragraph" style:parent-style-name="Text_20_body">
      <style:text-properties officeooo:rsid="00d3111d" officeooo:paragraph-rsid="00d3111d"/>
    </style:style>
    <style:style style:name="P25" style:family="paragraph" style:parent-style-name="Text_20_body">
      <style:text-properties officeooo:rsid="0059ec0e" officeooo:paragraph-rsid="00d43340"/>
    </style:style>
    <style:style style:name="P26" style:family="paragraph" style:parent-style-name="Text_20_body">
      <style:text-properties officeooo:rsid="00d6397c" officeooo:paragraph-rsid="00d6397c"/>
    </style:style>
    <style:style style:name="P27" style:family="paragraph" style:parent-style-name="Text_20_body">
      <style:text-properties officeooo:rsid="00d9575b" officeooo:paragraph-rsid="00d9575b"/>
    </style:style>
    <style:style style:name="P28" style:family="paragraph" style:parent-style-name="Text_20_body">
      <style:text-properties officeooo:rsid="00dbbec3" officeooo:paragraph-rsid="00dbbec3"/>
    </style:style>
    <style:style style:name="P29" style:family="paragraph" style:parent-style-name="Text_20_body">
      <style:text-properties officeooo:rsid="00d43340" officeooo:paragraph-rsid="00d43340"/>
    </style:style>
    <style:style style:name="P30" style:family="paragraph" style:parent-style-name="Text_20_body">
      <style:text-properties officeooo:rsid="00e859e8" officeooo:paragraph-rsid="00e859e8"/>
    </style:style>
    <style:style style:name="P31" style:family="paragraph" style:parent-style-name="Text_20_body">
      <style:text-properties fo:color="#3d3c40" loext:opacity="100%" style:font-name="Ubuntu" fo:font-size="12pt" fo:font-weight="normal" officeooo:rsid="00e9b3da" officeooo:paragraph-rsid="00eea487" style:font-name-asian="Arial1" style:font-size-asian="12pt" style:language-asian="ar" style:country-asian="SA" style:font-weight-asian="normal" style:font-name-complex="Arial1" style:font-size-complex="12pt" style:language-complex="en" style:country-complex="US" style:font-weight-complex="normal"/>
    </style:style>
    <style:style style:name="P32" style:family="paragraph" style:parent-style-name="Text_20_body">
      <style:text-properties fo:color="#3d3c40" loext:opacity="100%" style:font-name="Ubuntu" fo:font-size="12pt" fo:font-weight="normal" officeooo:rsid="00eeba0a" officeooo:paragraph-rsid="00eeba0a" style:font-name-asian="Arial1" style:font-size-asian="12pt" style:language-asian="ar" style:country-asian="SA" style:font-weight-asian="normal" style:font-name-complex="Arial1" style:font-size-complex="12pt" style:language-complex="en" style:country-complex="US" style:font-weight-complex="normal"/>
    </style:style>
    <style:style style:name="P33" style:family="paragraph" style:parent-style-name="Text_20_body">
      <style:text-properties officeooo:rsid="00f3b929" officeooo:paragraph-rsid="00f3b929"/>
    </style:style>
    <style:style style:name="P34" style:family="paragraph" style:parent-style-name="Text_20_body">
      <style:text-properties officeooo:rsid="00f4d00c" officeooo:paragraph-rsid="00f4d00c"/>
    </style:style>
    <style:style style:name="P35" style:family="paragraph" style:parent-style-name="Heading_20_2">
      <style:text-properties officeooo:rsid="00d43340" officeooo:paragraph-rsid="00d43340"/>
    </style:style>
    <style:style style:name="P36" style:family="paragraph" style:parent-style-name="Heading_20_2">
      <style:text-properties officeooo:rsid="00d70851" officeooo:paragraph-rsid="00d70851"/>
    </style:style>
    <style:style style:name="P37" style:family="paragraph" style:parent-style-name="Heading_20_2">
      <style:text-properties officeooo:rsid="00dc361e" officeooo:paragraph-rsid="00dc361e"/>
    </style:style>
    <style:style style:name="P38" style:family="paragraph" style:parent-style-name="Heading_20_2">
      <style:text-properties officeooo:rsid="00cbacef"/>
    </style:style>
    <style:style style:name="P39" style:family="paragraph" style:parent-style-name="Heading_20_2">
      <style:text-properties officeooo:rsid="00a82c1a" officeooo:paragraph-rsid="00cbacef"/>
    </style:style>
    <style:style style:name="P40" style:family="paragraph" style:parent-style-name="Heading_20_2">
      <style:text-properties officeooo:rsid="00cc2732" officeooo:paragraph-rsid="00f4d00c"/>
    </style:style>
    <style:style style:name="P41" style:family="paragraph" style:parent-style-name="Heading_20_2">
      <style:text-properties officeooo:rsid="00f4d00c" officeooo:paragraph-rsid="00f4d00c"/>
    </style:style>
    <style:style style:name="P42" style:family="paragraph" style:parent-style-name="Heading_20_1">
      <style:text-properties officeooo:paragraph-rsid="0058ff04"/>
    </style:style>
    <style:style style:name="P43" style:family="paragraph" style:parent-style-name="Heading_20_1">
      <style:text-properties officeooo:rsid="00b2b876" officeooo:paragraph-rsid="00b2b876"/>
    </style:style>
    <style:style style:name="P44" style:family="paragraph" style:parent-style-name="Heading_20_1">
      <style:text-properties officeooo:paragraph-rsid="00d7aaa1"/>
    </style:style>
    <style:style style:name="P45" style:family="paragraph" style:parent-style-name="Standard">
      <style:paragraph-properties fo:line-height="107%" fo:text-align="start" style:justify-single-word="false" style:writing-mode="lr-tb"/>
      <style:text-properties style:font-name="Ubuntu" fo:font-size="12pt" officeooo:paragraph-rsid="00d43340" style:font-size-asian="12pt" style:font-size-complex="12pt"/>
    </style:style>
    <style:style style:name="P46" style:family="paragraph" style:parent-style-name="Standard">
      <style:paragraph-properties fo:line-height="107%" fo:text-align="start" style:justify-single-word="false" style:writing-mode="lr-tb"/>
      <style:text-properties fo:color="#3d3c40" loext:opacity="100%" style:font-name="Ubuntu" fo:font-size="12pt" officeooo:paragraph-rsid="00d43340" style:font-name-asian="Arial1" style:font-size-asian="12pt" style:language-asian="ar" style:country-asian="SA" style:font-name-complex="Arial1" style:font-size-complex="12pt" style:language-complex="en" style:country-complex="US"/>
    </style:style>
    <style:style style:name="P47" style:family="paragraph" style:parent-style-name="Standard">
      <style:paragraph-properties fo:line-height="107%" fo:text-align="start" style:justify-single-word="false" style:writing-mode="lr-tb"/>
      <style:text-properties fo:color="#3d3c40" loext:opacity="100%" style:font-name="Ubuntu" fo:font-size="12pt" officeooo:rsid="00e9b3da" officeooo:paragraph-rsid="00e9b3da" style:font-name-asian="Arial1" style:font-size-asian="12pt" style:language-asian="ar" style:country-asian="SA" style:font-name-complex="Arial1" style:font-size-complex="12pt" style:language-complex="en" style:country-complex="US"/>
    </style:style>
    <style:style style:name="P48" style:family="paragraph" style:parent-style-name="Standard">
      <style:paragraph-properties fo:line-height="107%" fo:text-align="start" style:justify-single-word="false" style:writing-mode="lr-tb"/>
      <style:text-properties fo:color="#3d3c40" loext:opacity="100%" style:font-name="Ubuntu" fo:font-size="12pt" officeooo:rsid="00e9b3da" officeooo:paragraph-rsid="00eea487" style:font-name-asian="Arial1" style:font-size-asian="12pt" style:language-asian="ar" style:country-asian="SA" style:font-name-complex="Arial1" style:font-size-complex="12pt" style:language-complex="en" style:country-complex="US"/>
    </style:style>
    <style:style style:name="P49" style:family="paragraph" style:parent-style-name="Standard">
      <style:paragraph-properties fo:line-height="107%" fo:text-align="start" style:justify-single-word="false" style:writing-mode="lr-tb"/>
      <style:text-properties fo:color="#3d3c40" loext:opacity="100%" style:font-name="Ubuntu" fo:font-size="12pt" fo:font-weight="bold" officeooo:rsid="0019350e" officeooo:paragraph-rsid="00d43340" style:font-name-asian="Arial1" style:font-size-asian="12pt" style:language-asian="ar" style:country-asian="SA" style:font-weight-asian="bold" style:font-name-complex="Arial1" style:font-size-complex="12pt" style:language-complex="en" style:country-complex="US"/>
    </style:style>
    <style:style style:name="P50" style:family="paragraph" style:parent-style-name="Text_20_body">
      <style:paragraph-properties fo:line-height="107%" fo:text-align="start" style:justify-single-word="false" style:writing-mode="lr-tb"/>
      <style:text-properties officeooo:paragraph-rsid="00e2dec3"/>
    </style:style>
    <style:style style:name="P51" style:family="paragraph" style:parent-style-name="Standard">
      <style:paragraph-properties fo:margin-top="0cm" fo:margin-bottom="0cm" style:contextual-spacing="false" fo:line-height="100%" fo:text-align="center" style:justify-single-word="false" style:writing-mode="lr-tb">
        <style:tab-stops/>
      </style:paragraph-properties>
      <style:text-properties fo:color="#000000" loext:opacity="100%" style:text-outline="false" style:text-line-through-style="none" style:text-line-through-type="none" style:font-name="Ubuntu" fo:font-size="11pt" fo:font-style="normal" fo:text-shadow="none" style:text-underline-style="none" fo:font-weight="bold" officeooo:rsid="0016679c" officeooo:paragraph-rsid="00d43340"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Standard">
      <style:paragraph-properties fo:margin-top="0cm" fo:margin-bottom="0cm" style:contextual-spacing="false" fo:line-height="100%" fo:text-align="center" style:justify-single-word="false" style:writing-mode="lr-tb">
        <style:tab-stops/>
      </style:paragraph-properties>
      <style:text-properties fo:color="#000000" loext:opacity="100%" style:text-outline="false" style:text-line-through-style="none" style:text-line-through-type="none" style:font-name="Ubuntu" fo:font-size="11pt" fo:font-style="normal" fo:text-shadow="none" style:text-underline-style="none" fo:font-weight="bold" officeooo:paragraph-rsid="00d43340"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Standard">
      <style:paragraph-properties fo:margin-top="0cm" fo:margin-bottom="0cm" style:contextual-spacing="false" fo:line-height="100%" fo:text-align="center" style:justify-single-word="false" style:writing-mode="lr-tb">
        <style:tab-stops/>
      </style:paragraph-properties>
      <style:text-properties fo:color="#000000" loext:opacity="100%" style:text-outline="false" style:text-line-through-style="none" style:text-line-through-type="none" style:font-name="Ubuntu" fo:font-size="11pt" fo:font-style="normal" fo:text-shadow="none" style:text-underline-style="none" fo:font-weight="bold" officeooo:paragraph-rsid="00d43340" style:font-name-asian="Calibri Light" style:font-size-asian="11pt" style:font-style-asian="normal" style:font-weight-asian="bold" style:font-name-complex="Calibri Light" style:font-size-complex="11pt" style:font-style-complex="normal" style:font-weight-complex="bold" style:text-overline-style="none" style:text-overline-color="font-color"/>
    </style:style>
    <style:style style:name="P54" style:family="paragraph" style:parent-style-name="Standard">
      <style:paragraph-properties fo:margin-top="0cm" fo:margin-bottom="0cm" style:contextual-spacing="false" fo:line-height="100%" fo:text-align="start" style:justify-single-word="false" style:writing-mode="lr-tb">
        <style:tab-stops/>
      </style:paragraph-properties>
      <style:text-properties fo:color="#000000" loext:opacity="100%" style:text-outline="false" style:text-line-through-style="none" style:text-line-through-type="none" style:font-name="Ubuntu1" fo:font-size="12pt" fo:font-style="normal" fo:text-shadow="none" style:text-underline-style="none" fo:font-weight="normal" officeooo:paragraph-rsid="00d4334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margin-top="0cm" fo:margin-bottom="0cm" style:contextual-spacing="false" fo:line-height="100%" fo:text-align="center" style:justify-single-word="false" style:writing-mode="lr-tb">
        <style:tab-stops/>
      </style:paragraph-properties>
      <style:text-properties fo:color="#000000" loext:opacity="100%" style:text-outline="false" style:text-line-through-style="none" style:text-line-through-type="none" style:font-name="Ubuntu1" fo:font-size="12pt" fo:font-style="normal" fo:text-shadow="none" style:text-underline-style="none" fo:font-weight="normal" officeooo:rsid="00189b4b" officeooo:paragraph-rsid="00d4334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margin-top="0cm" fo:margin-bottom="0cm" style:contextual-spacing="false" fo:line-height="100%" fo:text-align="start" style:justify-single-word="false" style:writing-mode="lr-tb">
        <style:tab-stops/>
      </style:paragraph-properties>
      <style:text-properties fo:color="#000000" loext:opacity="100%" style:text-outline="false" style:text-line-through-style="none" style:text-line-through-type="none" style:font-name="Ubuntu1" fo:font-size="12pt" fo:font-style="normal" fo:text-shadow="none" style:text-underline-style="none" fo:font-weight="bold" officeooo:paragraph-rsid="00d43340" style:font-size-asian="12pt" style:font-style-asian="normal" style:font-weight-asian="bold" style:font-size-complex="12pt" style:font-style-complex="normal" style:font-weight-complex="normal" style:text-overline-style="none" style:text-overline-color="font-color"/>
    </style:style>
    <style:style style:name="P57" style:family="paragraph" style:parent-style-name="Standard">
      <style:paragraph-properties fo:margin-top="0cm" fo:margin-bottom="0cm" style:contextual-spacing="false" fo:line-height="100%" fo:text-align="start" style:justify-single-word="false" style:writing-mode="lr-tb">
        <style:tab-stops/>
      </style:paragraph-properties>
      <style:text-properties fo:color="#3d3c40" loext:opacity="100%" style:text-outline="false" style:text-line-through-style="none" style:text-line-through-type="none" style:font-name="Ubuntu" fo:font-size="11pt" fo:font-style="normal" fo:text-shadow="none" style:text-underline-style="none" fo:font-weight="bold" officeooo:paragraph-rsid="00d43340" style:font-name-asian="Calibri Light" style:font-size-asian="11pt" style:font-style-asian="normal" style:font-weight-asian="bold" style:font-name-complex="Calibri Light" style:font-size-complex="11pt" style:font-style-complex="normal" style:font-weight-complex="bold" style:text-overline-style="none" style:text-overline-color="font-color"/>
    </style:style>
    <style:style style:name="P58" style:family="paragraph" style:parent-style-name="Standard">
      <style:paragraph-properties fo:margin-top="0cm" fo:margin-bottom="0cm" style:contextual-spacing="false" fo:line-height="100%" fo:text-align="center" style:justify-single-word="false" style:writing-mode="lr-tb">
        <style:tab-stops/>
      </style:paragraph-properties>
      <style:text-properties fo:color="#3d3c40" loext:opacity="100%" style:text-outline="false" style:text-line-through-style="none" style:text-line-through-type="none" style:font-name="Ubuntu1" fo:font-size="12pt" fo:font-style="normal" fo:text-shadow="none" style:text-underline-style="none" fo:font-weight="bold" officeooo:paragraph-rsid="00d43340" style:font-name-asian="Calibri Light" style:font-size-asian="12pt" style:font-style-asian="normal" style:font-weight-asian="bold" style:font-name-complex="Calibri Light" style:font-size-complex="12pt" style:font-style-complex="normal" style:font-weight-complex="normal" style:text-overline-style="none" style:text-overline-color="font-color"/>
    </style:style>
    <style:style style:name="P59" style:family="paragraph" style:parent-style-name="Text_20_body">
      <style:paragraph-properties fo:margin-top="0cm" fo:margin-bottom="0cm" style:contextual-spacing="false" fo:line-height="107%" fo:text-align="start" style:justify-single-word="false" style:writing-mode="lr-tb"/>
      <style:text-properties officeooo:rsid="00e567a6" officeooo:paragraph-rsid="00e567a6"/>
    </style:style>
    <style:style style:name="P60"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writing-mode="lr-tb">
        <style:tab-stops/>
      </style:paragraph-properties>
      <style:text-properties fo:color="#000000" loext:opacity="100%" style:text-outline="false" style:text-line-through-style="none" style:text-line-through-type="none" style:font-name="Ubuntu" fo:font-size="12pt" fo:font-style="normal" fo:text-shadow="none" style:text-underline-style="none" fo:font-weight="normal" officeooo:rsid="0016679c" officeooo:paragraph-rsid="00d4334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61"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writing-mode="lr-tb">
        <style:tab-stops/>
      </style:paragraph-properties>
      <style:text-properties fo:color="#000000" loext:opacity="100%" style:text-outline="false" style:text-line-through-style="none" style:text-line-through-type="none" style:font-name="Ubuntu1" fo:font-size="12pt" fo:font-style="normal" fo:text-shadow="none" style:text-underline-style="none" fo:font-weight="normal" officeooo:paragraph-rsid="00d4334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62"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writing-mode="lr-tb">
        <style:tab-stops/>
      </style:paragraph-properties>
      <style:text-properties fo:color="#000000" loext:opacity="100%" style:text-outline="false" style:text-line-through-style="none" style:text-line-through-type="none" style:font-name="Ubuntu1" fo:font-size="12pt" fo:font-style="normal" fo:text-shadow="none" style:text-underline-style="none" fo:font-weight="normal" officeooo:paragraph-rsid="00d43340" style:font-name-asian="Arial1" style:font-size-asian="12pt" style:language-asian="ar" style:country-asian="SA" style:font-style-asian="normal" style:font-weight-asian="normal" style:font-name-complex="Calibri"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63"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writing-mode="lr-tb">
        <style:tab-stops/>
      </style:paragraph-properties>
      <style:text-properties fo:color="#3d3c40" loext:opacity="100%" style:text-outline="false" style:text-line-through-style="none" style:text-line-through-type="none" style:font-name="Ubuntu" fo:font-size="12pt" fo:font-style="normal" fo:text-shadow="none" style:text-underline-style="none" fo:font-weight="bold" officeooo:paragraph-rsid="00d43340" style:font-name-asian="Calibri Light" style:font-size-asian="12pt" style:language-asian="ar" style:country-asian="SA" style:font-style-asian="normal" style:font-weight-asian="bold"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64"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writing-mode="lr-tb">
        <style:tab-stops/>
      </style:paragraph-properties>
      <style:text-properties fo:color="#3d3c40" loext:opacity="100%" style:text-outline="false" style:text-line-through-style="none" style:text-line-through-type="none" style:font-name="Ubuntu" fo:font-size="12pt" fo:font-style="normal" fo:text-shadow="none" style:text-underline-style="none" fo:font-weight="bold" officeooo:paragraph-rsid="00d43340" style:font-name-asian="Calibri Light" style:font-size-asian="12pt" style:language-asian="ar" style:country-asian="SA" style:font-style-asian="normal" style:font-weight-asian="bold"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65"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writing-mode="lr-tb">
        <style:tab-stops/>
      </style:paragraph-properties>
      <style:text-properties fo:color="#3d3c40" loext:opacity="100%" style:text-outline="false" style:text-line-through-style="none" style:text-line-through-type="none" style:font-name="Ubuntu" fo:font-size="12pt" fo:font-style="normal" fo:text-shadow="none" style:text-underline-style="none" fo:font-weight="normal" officeooo:paragraph-rsid="00d43340" style:font-name-asian="Calibri Light" style:font-size-asian="12pt" style:language-asian="ar" style:country-asian="SA" style:font-style-asian="normal" style:font-weight-asian="normal"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66"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writing-mode="lr-tb">
        <style:tab-stops/>
      </style:paragraph-properties>
      <style:text-properties fo:color="#3d3c40" loext:opacity="100%" style:text-outline="false" style:text-line-through-style="none" style:text-line-through-type="none" style:font-name="Ubuntu1" fo:font-size="12pt" fo:font-style="normal" fo:text-shadow="none" style:text-underline-style="none" fo:font-weight="normal" officeooo:paragraph-rsid="00d43340" style:font-name-asian="Calibri Light" style:font-size-asian="12pt" style:language-asian="ar" style:country-asian="SA" style:font-style-asian="normal" style:font-weight-asian="normal" style:font-name-complex="Calibri Light" style:font-size-complex="12pt" style:language-complex="en" style:country-complex="US" style:font-style-complex="normal" style:font-weight-complex="normal" style:text-overline-style="none" style:text-overline-color="font-color" fo:hyphenate="false" fo:hyphenation-remain-char-count="2" fo:hyphenation-push-char-count="2" loext:hyphenation-no-caps="false"/>
    </style:style>
    <style:style style:name="P67" style:family="paragraph" style:parent-style-name="Heading_20_1">
      <style:paragraph-properties fo:break-before="page"/>
      <style:text-properties officeooo:paragraph-rsid="00f6af3b"/>
    </style:style>
    <style:style style:name="P68" style:family="paragraph" style:parent-style-name="Table_20_Heading">
      <style:paragraph-properties fo:text-align="start" style:justify-single-word="false"/>
      <style:text-properties fo:color="#3d3c40" loext:opacity="100%" style:text-outline="false" style:text-line-through-style="none" style:text-line-through-type="none" style:font-name="Ubuntu1" fo:font-size="11pt" fo:font-style="normal" fo:text-shadow="none" style:text-underline-style="none" fo:font-weight="bold" officeooo:rsid="00e933f4" officeooo:paragraph-rsid="00e933f4" style:font-size-asian="11pt" style:font-style-asian="normal" style:font-weight-asian="bold" style:font-size-complex="11pt" style:font-style-complex="normal" style:font-weight-complex="bold" style:text-overline-style="none" style:text-overline-color="font-color"/>
    </style:style>
    <style:style style:name="P69" style:family="paragraph" style:parent-style-name="Table_20_Heading">
      <style:paragraph-properties fo:text-align="start" style:justify-single-word="false"/>
      <style:text-properties fo:color="#3d3c40" loext:opacity="100%" style:text-outline="false" style:text-line-through-style="none" style:text-line-through-type="none" style:font-name="Ubuntu1"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Table_20_Heading">
      <style:paragraph-properties fo:text-align="center" style:justify-single-word="false"/>
      <style:text-properties fo:color="#3d3c40" loext:opacity="100%" style:text-outline="false" style:text-line-through-style="none" style:text-line-through-type="none" style:font-name="Ubuntu1" fo:font-size="11pt" fo:font-style="normal" fo:text-shadow="none" style:text-underline-style="none" fo:font-weight="bold" officeooo:rsid="00ee9a5c" officeooo:paragraph-rsid="00eea487"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11pt" fo:font-style="normal" fo:text-shadow="none" style:text-underline-style="none" fo:font-weight="normal" officeooo:rsid="00e933f4" officeooo:paragraph-rsid="00e933f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1"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end" style:justify-single-word="false"/>
      <style:text-properties fo:color="#000000" loext:opacity="100%" style:text-outline="false" style:text-line-through-style="none" style:text-line-through-type="none" style:font-name="Ubuntu1"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Ubuntu1" fo:font-size="11pt" fo:font-style="normal" fo:text-shadow="none" style:text-underline-style="none" fo:font-weight="normal" officeooo:rsid="00e933f4" officeooo:paragraph-rsid="00eea487"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3d3c40" loext:opacity="100%" style:text-outline="false" style:text-line-through-style="none" style:text-line-through-type="none" style:font-name="Ubuntu1" fo:font-size="11pt" fo:font-style="normal" fo:text-shadow="none" style:text-underline-style="none" fo:font-weight="bold" officeooo:rsid="00e933f4" officeooo:paragraph-rsid="00e933f4" style:font-size-asian="11pt" style:font-style-asian="normal" style:font-weight-asian="bold" style:font-size-complex="11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3d3c40" loext:opacity="100%" style:text-outline="false" style:text-line-through-style="none" style:text-line-through-type="none" style:font-name="Ubuntu1"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3d3c40" loext:opacity="100%" style:text-outline="false" style:text-line-through-style="none" style:text-line-through-type="none" style:font-name="Ubuntu1" fo:font-size="11pt" fo:font-style="normal" fo:text-shadow="none" style:text-underline-style="none" fo:font-weight="bold" officeooo:rsid="00e933f4" officeooo:paragraph-rsid="00eea487" style:font-size-asian="11pt" style:font-style-asian="normal" style:font-weight-asian="bold" style:font-size-complex="11pt" style:font-style-complex="normal" style:font-weight-complex="bold" style:text-overline-style="none" style:text-overline-color="font-color"/>
    </style:style>
    <style:style style:name="P78" style:family="paragraph" style:parent-style-name="Heading_20_1" style:master-page-name="First_20_Page">
      <style:paragraph-properties fo:margin-top="0.499cm" fo:margin-bottom="0.3cm" style:contextual-spacing="false" style:page-number="auto"/>
    </style:style>
    <style:style style:name="P79" style:family="paragraph" style:parent-style-name="Text_20_body" style:list-style-name="L2">
      <style:text-properties officeooo:rsid="00c3cfd1" officeooo:paragraph-rsid="00c3cfd1"/>
    </style:style>
    <style:style style:name="P80" style:family="paragraph" style:parent-style-name="Text_20_body" style:list-style-name="L2">
      <style:text-properties officeooo:rsid="00c5b4af" officeooo:paragraph-rsid="00c5b4af"/>
    </style:style>
    <style:style style:name="P81" style:family="paragraph" style:parent-style-name="Text_20_body" style:list-style-name="L3">
      <style:text-properties officeooo:rsid="00c5b4af" officeooo:paragraph-rsid="00c5b4af"/>
    </style:style>
    <style:style style:name="P82" style:family="paragraph" style:parent-style-name="Text_20_body" style:list-style-name="L4">
      <style:text-properties officeooo:rsid="00c8696a" officeooo:paragraph-rsid="00c8696a"/>
    </style:style>
    <style:style style:name="P83" style:family="paragraph" style:parent-style-name="Text_20_body" style:list-style-name="L4">
      <style:text-properties officeooo:rsid="00c68490" officeooo:paragraph-rsid="00c8696a"/>
    </style:style>
    <style:style style:name="P84" style:family="paragraph" style:parent-style-name="Text_20_body" style:list-style-name="L5">
      <style:text-properties officeooo:rsid="00c91ec6" officeooo:paragraph-rsid="00c91ec6"/>
    </style:style>
    <style:style style:name="P85" style:family="paragraph" style:parent-style-name="Text_20_body" style:list-style-name="L5">
      <style:text-properties officeooo:rsid="00cab6e4" officeooo:paragraph-rsid="00cab6e4"/>
    </style:style>
    <style:style style:name="P86" style:family="paragraph" style:parent-style-name="Text_20_body" style:list-style-name="L5">
      <style:text-properties officeooo:rsid="00cab6e4" officeooo:paragraph-rsid="00cb14f8"/>
    </style:style>
    <style:style style:name="P87" style:family="paragraph" style:parent-style-name="Text_20_body" style:list-style-name="L6"/>
    <style:style style:name="P88" style:family="paragraph" style:parent-style-name="Text_20_body" style:list-style-name="L6">
      <style:text-properties officeooo:paragraph-rsid="00bd5556"/>
    </style:style>
    <style:style style:name="P89" style:family="paragraph" style:parent-style-name="Text_20_body" style:list-style-name="L6">
      <style:text-properties officeooo:rsid="00bc9b21" officeooo:paragraph-rsid="00bc9b21"/>
    </style:style>
    <style:style style:name="P90" style:family="paragraph" style:parent-style-name="Text_20_body" style:list-style-name="L6">
      <style:text-properties officeooo:rsid="00bc9b21" officeooo:paragraph-rsid="00bd5556"/>
    </style:style>
    <style:style style:name="P91" style:family="paragraph" style:parent-style-name="Text_20_body" style:list-style-name="L6">
      <style:text-properties officeooo:rsid="00bec3d3" officeooo:paragraph-rsid="00bec3d3"/>
    </style:style>
    <style:style style:name="P92" style:family="paragraph" style:parent-style-name="Text_20_body" style:list-style-name="L6">
      <style:text-properties officeooo:rsid="00bef4fb" officeooo:paragraph-rsid="00bef4fb"/>
    </style:style>
    <style:style style:name="P93" style:family="paragraph" style:parent-style-name="Text_20_body" style:list-style-name="L6">
      <style:text-properties officeooo:rsid="0071f21b" officeooo:paragraph-rsid="0071f21b"/>
    </style:style>
    <style:style style:name="P94" style:family="paragraph" style:parent-style-name="Text_20_body">
      <style:text-properties officeooo:rsid="00b559b6" officeooo:paragraph-rsid="00b559b6"/>
    </style:style>
    <style:style style:name="P95" style:family="paragraph" style:parent-style-name="Text_20_body" style:list-style-name="L8"/>
    <style:style style:name="P96" style:family="paragraph" style:parent-style-name="Text_20_body" style:list-style-name="L8">
      <style:text-properties fo:font-weight="bold" style:font-weight-asian="bold" style:font-weight-complex="bold"/>
    </style:style>
    <style:style style:name="P97" style:family="paragraph" style:parent-style-name="Text_20_body" style:list-style-name="L1">
      <style:paragraph-properties fo:margin-top="0cm" fo:margin-bottom="0cm" style:contextual-spacing="false" fo:line-height="107%" fo:text-align="start" style:justify-single-word="false" style:writing-mode="lr-tb"/>
      <style:text-properties fo:color="#3d3c40" loext:opacity="100%" style:font-name="Ubuntu" fo:font-size="12pt" fo:font-weight="normal" officeooo:rsid="00e2dec3" officeooo:paragraph-rsid="00e2dec3" style:font-name-asian="Arial1" style:font-size-asian="12pt" style:language-asian="ar" style:country-asian="SA" style:font-weight-asian="normal" style:font-name-complex="Arial1" style:font-size-complex="12pt" style:language-complex="en" style:country-complex="US" style:font-weight-complex="normal"/>
    </style:style>
    <style:style style:name="P98" style:family="paragraph" style:parent-style-name="Text_20_body" style:list-style-name="L1">
      <style:paragraph-properties fo:margin-top="0cm" fo:margin-bottom="0cm" style:contextual-spacing="false" fo:line-height="107%" fo:text-align="start" style:justify-single-word="false" style:writing-mode="lr-tb"/>
      <style:text-properties fo:color="#3d3c40" loext:opacity="100%" style:font-name="Ubuntu" fo:font-size="12pt" fo:font-weight="normal" officeooo:rsid="00e608da" officeooo:paragraph-rsid="00e608da" style:font-name-asian="Arial1" style:font-size-asian="12pt" style:language-asian="ar" style:country-asian="SA" style:font-weight-asian="normal" style:font-name-complex="Arial1" style:font-size-complex="12pt" style:language-complex="en" style:country-complex="US" style:font-weight-complex="normal"/>
    </style:style>
    <style:style style:name="P99" style:family="paragraph" style:parent-style-name="Text_20_body" style:list-style-name="L1">
      <style:paragraph-properties fo:margin-top="0cm" fo:margin-bottom="0cm" style:contextual-spacing="false" fo:line-height="107%" fo:text-align="start" style:justify-single-word="false" style:writing-mode="lr-tb"/>
      <style:text-properties officeooo:rsid="00e2dec3" officeooo:paragraph-rsid="00e2dec3"/>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loext:opacity="0%"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style:use-window-font-color="true" loext:opacity="0%" style:font-name="Ubuntu1" fo:font-size="11pt" fo:language="en" fo:country="US" officeooo:rsid="00fc6f06" style:letter-kerning="true" style:font-name-asian="Times New Roman" style:font-size-asian="11pt" style:language-asian="zxx" style:country-asian="none" style:font-name-complex="Times New Roman" style:font-size-complex="11pt" style:language-complex="ar" style:country-complex="SA"/>
    </style:style>
    <style:style style:name="T4" style:family="text">
      <style:text-properties style:use-window-font-color="true" loext:opacity="0%" style:font-name="Ubuntu1" fo:font-size="11pt" fo:language="en" fo:country="US" officeooo:rsid="00fd4a15" style:letter-kerning="true" style:font-name-asian="Times New Roman" style:font-size-asian="11pt" style:language-asian="zxx" style:country-asian="none" style:font-name-complex="Times New Roman" style:font-size-complex="11pt" style:language-complex="ar" style:country-complex="SA"/>
    </style:style>
    <style:style style:name="T5" style:family="text">
      <style:text-properties officeooo:rsid="00b2b876"/>
    </style:style>
    <style:style style:name="T6" style:family="text">
      <style:text-properties officeooo:rsid="00392e4f"/>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font-size="11pt" fo:font-weight="normal" officeooo:rsid="00cc6ce7" style:font-size-asian="11pt" style:font-weight-asian="normal" style:font-size-complex="11pt" style:font-weight-complex="normal"/>
    </style:style>
    <style:style style:name="T9" style:family="text">
      <style:text-properties fo:font-size="11pt" fo:font-weight="normal" officeooo:rsid="00ce0601" style:font-size-asian="11pt" style:font-weight-asian="normal" style:font-size-complex="11pt" style:font-weight-complex="normal"/>
    </style:style>
    <style:style style:name="T10" style:family="text">
      <style:text-properties fo:font-size="11pt" fo:font-weight="normal" officeooo:rsid="00cee500" style:font-size-asian="11pt" style:font-weight-asian="normal" style:font-size-complex="11pt" style:font-weight-complex="normal"/>
    </style:style>
    <style:style style:name="T11" style:family="text">
      <style:text-properties officeooo:rsid="006efd03"/>
    </style:style>
    <style:style style:name="T12" style:family="text">
      <style:text-properties officeooo:rsid="00a6d3b1"/>
    </style:style>
    <style:style style:name="T13" style:family="text">
      <style:text-properties fo:color="#3d3c40" loext:opacity="100%" fo:font-weight="bold" style:font-name-asian="Arial1" style:language-asian="ar" style:country-asian="SA" style:font-weight-asian="bold" style:font-name-complex="Arial1" style:language-complex="en" style:country-complex="US"/>
    </style:style>
    <style:style style:name="T14" style:family="text">
      <style:text-properties fo:color="#3d3c40" loext:opacity="100%" fo:font-weight="bold" officeooo:rsid="0019350e" style:font-name-asian="Arial1" style:language-asian="ar" style:country-asian="SA" style:font-weight-asian="bold" style:font-name-complex="Arial1" style:language-complex="en" style:country-complex="US"/>
    </style:style>
    <style:style style:name="T15" style:family="text">
      <style:text-properties fo:color="#3d3c40" loext:opacity="100%" fo:font-weight="bold" officeooo:rsid="00d4c2c3" style:font-name-asian="Arial1" style:language-asian="ar" style:country-asian="SA" style:font-weight-asian="bold" style:font-name-complex="Arial1" style:language-complex="en" style:country-complex="US"/>
    </style:style>
    <style:style style:name="T16" style:family="text">
      <style:text-properties fo:color="#3d3c40" loext:opacity="100%" fo:font-weight="bold" style:font-name-asian="Calibri Light" style:font-weight-asian="bold" style:font-name-complex="Calibri Light"/>
    </style:style>
    <style:style style:name="T17" style:family="text">
      <style:text-properties fo:color="#3d3c40" loext:opacity="100%" fo:font-weight="bold" officeooo:rsid="00189b4b" style:font-name-asian="Calibri Light" style:font-weight-asian="bold" style:font-name-complex="Calibri Light"/>
    </style:style>
    <style:style style:name="T18" style:family="text">
      <style:text-properties fo:color="#3d3c40" loext:opacity="100%" fo:font-weight="bold" officeooo:rsid="00d6397c" style:font-name-asian="Calibri Light" style:font-weight-asian="bold" style:font-name-complex="Calibri Light"/>
    </style:style>
    <style:style style:name="T19" style:family="text">
      <style:text-properties fo:color="#3d3c40" loext:opacity="100%" style:font-name="Ubuntu" fo:font-size="12pt" fo:font-weight="bold" officeooo:rsid="00b2b876" style:font-name-asian="Arial1" style:font-size-asian="12pt" style:language-asian="ar" style:country-asian="SA" style:font-weight-asian="bold" style:font-name-complex="Arial1" style:font-size-complex="12pt" style:language-complex="en" style:country-complex="US"/>
    </style:style>
    <style:style style:name="T20" style:family="text">
      <style:text-properties fo:color="#3d3c40" loext:opacity="100%" style:font-name="Ubuntu" fo:font-size="12pt" fo:font-weight="bold" officeooo:rsid="00b4549c" style:font-name-asian="Arial1" style:font-size-asian="12pt" style:language-asian="ar" style:country-asian="SA" style:font-weight-asian="bold" style:font-name-complex="Arial1" style:font-size-complex="12pt" style:language-complex="en" style:country-complex="US"/>
    </style:style>
    <style:style style:name="T21" style:family="text">
      <style:text-properties fo:color="#3d3c40" loext:opacity="100%" style:font-name="Ubuntu" fo:font-size="12pt" fo:font-weight="bold" officeooo:rsid="00cb226c" style:font-name-asian="Arial1" style:font-size-asian="12pt" style:language-asian="ar" style:country-asian="SA" style:font-weight-asian="bold" style:font-name-complex="Arial1" style:font-size-complex="12pt" style:language-complex="en" style:country-complex="US"/>
    </style:style>
    <style:style style:name="T22" style:family="text">
      <style:text-properties fo:color="#3d3c40" loext:opacity="100%" style:font-name="Ubuntu" fo:font-size="12pt"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23" style:family="text">
      <style:text-properties fo:color="#3d3c40" loext:opacity="100%" style:font-name="Ubuntu" fo:font-size="12pt" fo:font-weight="normal" style:font-name-asian="Arial1" style:font-size-asian="12pt" style:language-asian="ar" style:country-asian="SA" style:font-weight-asian="normal" style:font-name-complex="Arial1" style:font-size-complex="12pt" style:language-complex="en" style:country-complex="US" style:font-weight-complex="normal"/>
    </style:style>
    <style:style style:name="T24" style:family="text">
      <style:text-properties fo:color="#3d3c40" loext:opacity="100%" style:font-name="Ubuntu" fo:font-size="12pt" fo:font-weight="normal" officeooo:rsid="00e2dec3" style:font-name-asian="Arial1" style:font-size-asian="12pt" style:language-asian="ar" style:country-asian="SA" style:font-weight-asian="normal" style:font-name-complex="Arial1" style:font-size-complex="12pt" style:language-complex="en" style:country-complex="US" style:font-weight-complex="normal"/>
    </style:style>
    <style:style style:name="T25" style:family="text">
      <style:text-properties fo:color="#3d3c40" loext:opacity="100%" style:font-name="Ubuntu" fo:font-size="12pt" fo:font-weight="normal" officeooo:rsid="00e567a6" style:font-name-asian="Arial1" style:font-size-asian="12pt" style:language-asian="ar" style:country-asian="SA" style:font-weight-asian="normal" style:font-name-complex="Arial1" style:font-size-complex="12pt" style:language-complex="en" style:country-complex="US" style:font-weight-complex="normal"/>
    </style:style>
    <style:style style:name="T26" style:family="text">
      <style:text-properties fo:color="#3d3c40" loext:opacity="100%" style:font-name-asian="Calibri Light" style:font-name-complex="Calibri Light"/>
    </style:style>
    <style:style style:name="T27" style:family="text">
      <style:text-properties fo:color="#3d3c40" loext:opacity="100%" officeooo:rsid="0016679c" style:font-name-asian="Calibri Light" style:font-name-complex="Calibri Light"/>
    </style:style>
    <style:style style:name="T28" style:family="text">
      <style:text-properties fo:color="#3d3c40" loext:opacity="100%" officeooo:rsid="00d59850" style:font-name-asian="Calibri Light" style:font-name-complex="Calibri Light"/>
    </style:style>
    <style:style style:name="T29" style:family="text">
      <style:text-properties fo:color="#3d3c40" loext:opacity="100%" style:text-position="super 58%" style:font-name="Ubuntu" fo:font-size="12pt"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30" style:family="text">
      <style:text-properties fo:color="#3d3c40" loext:opacity="100%" style:text-position="super 58%" style:font-name="Ubuntu" fo:font-size="12pt" fo:font-weight="bold" officeooo:rsid="00e608da" style:font-name-asian="Arial1" style:font-size-asian="12pt" style:language-asian="ar" style:country-asian="SA" style:font-weight-asian="bold" style:font-name-complex="Arial1" style:font-size-complex="12pt" style:language-complex="en" style:country-complex="US"/>
    </style:style>
    <style:style style:name="T31" style:family="text">
      <style:text-properties fo:font-weight="bold" style:font-weight-asian="bold"/>
    </style:style>
    <style:style style:name="T32" style:family="text">
      <style:text-properties fo:font-weight="bold" officeooo:rsid="0019350e" style:font-weight-asian="bold"/>
    </style:style>
    <style:style style:name="T33" style:family="text">
      <style:text-properties fo:font-weight="bold" officeooo:rsid="00d45c8a" style:font-weight-asian="bold"/>
    </style:style>
    <style:style style:name="T34" style:family="text">
      <style:text-properties fo:font-weight="bold" style:font-weight-asian="bold" style:font-weight-complex="bold"/>
    </style:style>
    <style:style style:name="T35" style:family="text">
      <style:text-properties style:font-name-asian="Arial1" style:language-asian="ar" style:country-asian="SA" style:font-name-complex="Calibri" style:language-complex="en" style:country-complex="US"/>
    </style:style>
    <style:style style:name="T36" style:family="text">
      <style:text-properties officeooo:rsid="00189b4b" style:font-name-asian="Arial1" style:language-asian="ar" style:country-asian="SA" style:font-name-complex="Calibri" style:language-complex="en" style:country-complex="US"/>
    </style:style>
    <style:style style:name="T37" style:family="text">
      <style:text-properties officeooo:rsid="00b7546e"/>
    </style:style>
    <style:style style:name="T38" style:family="text">
      <style:text-properties officeooo:rsid="00b83b38"/>
    </style:style>
    <style:style style:name="T39" style:family="text">
      <style:text-properties officeooo:rsid="00bc9b21"/>
    </style:style>
    <style:style style:name="T40" style:family="text">
      <style:text-properties officeooo:rsid="00bd5556"/>
    </style:style>
    <style:style style:name="T41" style:family="text">
      <style:text-properties officeooo:rsid="00bf4f9a"/>
    </style:style>
    <style:style style:name="T42" style:family="text">
      <style:text-properties officeooo:rsid="00c3cfd1"/>
    </style:style>
    <style:style style:name="T43" style:family="text">
      <style:text-properties officeooo:rsid="00c5b4af"/>
    </style:style>
    <style:style style:name="T44" style:family="text">
      <style:text-properties officeooo:rsid="00c9fc1c"/>
    </style:style>
    <style:style style:name="T45" style:family="text">
      <style:text-properties officeooo:rsid="00cb14f8"/>
    </style:style>
    <style:style style:name="T46" style:family="text">
      <style:text-properties officeooo:rsid="00d14080"/>
    </style:style>
    <style:style style:name="T47" style:family="text">
      <style:text-properties officeooo:rsid="00d45c8a"/>
    </style:style>
    <style:style style:name="T48" style:family="text">
      <style:text-properties officeooo:rsid="00db2aaa"/>
    </style:style>
    <style:style style:name="T49" style:family="text">
      <style:text-properties officeooo:rsid="00dc9240"/>
    </style:style>
    <style:style style:name="T50" style:family="text">
      <style:text-properties officeooo:rsid="00dffeae"/>
    </style:style>
    <style:style style:name="T51" style:family="text">
      <style:text-properties fo:font-variant="normal" fo:text-transform="none" fo:color="#3d3c40" loext:opacity="100%" style:font-name="Ubuntu" fo:font-size="12pt" fo:letter-spacing="normal" fo:font-style="normal" fo:font-weight="bold" officeooo:rsid="00b2b876" style:font-name-asian="Arial1" style:font-size-asian="12pt" style:language-asian="ar" style:country-asian="SA" style:font-weight-asian="bold" style:font-name-complex="Arial1" style:font-size-complex="12pt" style:language-complex="en" style:country-complex="US"/>
    </style:style>
    <style:style style:name="T52" style:family="text">
      <style:text-properties fo:font-variant="normal" fo:text-transform="none" fo:color="#3d3c40" loext:opacity="100%" style:font-name="Ubuntu" fo:font-size="12pt" fo:letter-spacing="normal" fo:font-style="normal" fo:font-weight="bold" officeooo:rsid="00cb226c" style:font-name-asian="Arial1" style:font-size-asian="12pt" style:language-asian="ar" style:country-asian="SA" style:font-weight-asian="bold" style:font-name-complex="Arial1" style:font-size-complex="12pt" style:language-complex="en" style:country-complex="US"/>
    </style:style>
    <style:style style:name="T53" style:family="text">
      <style:text-properties fo:font-variant="normal" fo:text-transform="none" fo:color="#3d3c40" loext:opacity="100%" style:text-position="super 58%" style:font-name="Ubuntu" fo:font-size="12pt" fo:letter-spacing="normal" fo:font-style="normal" fo:font-weight="bold" officeooo:rsid="00e2dec3" style:font-name-asian="Arial1" style:font-size-asian="12pt" style:language-asian="ar" style:country-asian="SA" style:font-weight-asian="bold" style:font-name-complex="Arial1" style:font-size-complex="12pt" style:language-complex="en" style:country-complex="US"/>
    </style:style>
    <style:style style:name="T54" style:family="text">
      <style:text-properties officeooo:rsid="00e933f4"/>
    </style:style>
    <style:style style:name="T55" style:family="text">
      <style:text-properties officeooo:rsid="00e9b3da"/>
    </style:style>
    <style:style style:name="T56" style:family="text">
      <style:text-properties officeooo:rsid="00eea487"/>
    </style:style>
    <style:style style:name="T57" style:family="text">
      <style:text-properties officeooo:rsid="00f034d1"/>
    </style:style>
    <style:style style:name="T58" style:family="text">
      <style:text-properties officeooo:rsid="00f3b929"/>
    </style:style>
    <style:style style:name="T59" style:family="text">
      <style:text-properties officeooo:rsid="00f81d1d"/>
    </style:style>
    <style:style style:name="T60" style:family="text">
      <style:text-properties officeooo:rsid="00f97e03"/>
    </style:style>
    <style:style style:name="T61" style:family="text">
      <style:text-properties officeooo:rsid="00fb3ae7"/>
    </style:style>
    <style:style style:name="T62" style:family="text">
      <style:text-properties fo:color="#666666" loext:opacity="100%" style:font-name="Ubuntu1" fo:font-size="14pt" fo:letter-spacing="0.018cm" fo:language="en" fo:country="US" fo:font-weight="bold" officeooo:rsid="00fb3ae7" style:letter-kerning="true" style:font-name-asian="Times New Roman" style:font-size-asian="11pt" style:language-asian="zxx" style:country-asian="none" style:font-name-complex="Times New Roman" style:font-size-complex="11pt" style:language-complex="ar" style:country-complex="SA"/>
    </style:style>
    <style:style style:name="T63" style:family="text">
      <style:text-properties officeooo:rsid="00fc6f06"/>
    </style:style>
    <style:style style:name="T64" style:family="text">
      <style:text-properties fo:font-weight="normal" officeooo:rsid="00fc6f06" style:font-weight-asian="normal" style:font-weight-complex="normal"/>
    </style:style>
    <style:style style:name="T65" style:family="text">
      <style:text-properties fo:font-weight="normal" officeooo:rsid="00fcb6c9" style:font-weight-asian="normal" style:font-weight-complex="normal"/>
    </style:style>
    <style:style style:name="T66" style:family="text">
      <style:text-properties officeooo:rsid="00fcb6c9"/>
    </style:style>
    <style:style style:name="T67" style:family="text">
      <style:text-properties officeooo:rsid="00fd4a15"/>
    </style:style>
    <style:style style:name="T68" style:family="text">
      <style:text-properties fo:font-variant="normal" fo:text-transform="none" style:use-window-font-color="true" loext:opacity="0%"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Project name<office:annotation loext:resolved="false"><dc:creator>Unknown Author</dc:creator><dc:date>2015-04-01T13:40:11</dc:date><text:p text:style-name="P100"><text:span text:style-name="T68">Unique identifier name, specific to this pitch</text:span></text:p></office:annotation></text:p>
      <text:p text:style-name="P14"><text:span text:style-name="T59">Three stage proposal for providing</text:span> tourniquets in Gaza</text:p>
      <text:p text:style-name="P43">Authors</text:p>
      <text:p text:style-name="P50"><text:span text:style-name="T20">Dr. </text:span><text:span text:style-name="T21">Midhat Mhaisen</text:span><text:span text:style-name="T29">1</text:span><text:span text:style-name="T21">, </text:span><text:span text:style-name="T22">D</text:span><text:span text:style-name="T52">r. Bashar Morad</text:span><text:span text:style-name="T53">2</text:span><text:span text:style-name="T52">, </text:span><text:span text:style-name="T19">Dr. Mohammed Al-Attar</text:span><text:span text:style-name="T29">3</text:span><text:span text:style-name="T19">, Dr. Dia Abuhasan</text:span><text:span text:style-name="T29">4</text:span><text:span text:style-name="T19">, </text:span><text:span text:style-name="T51">Hany Al-Jafarawy</text:span><text:span text:style-name="T53">1</text:span><text:span text:style-name="T51">, </text:span><text:span text:style-name="T19">Dr. Tarek Loubani</text:span><text:span text:style-name="T29">5,</text:span><text:span text:style-name="T30">6</text:span></text:p>
      <text:p text:style-name="P59"><text:span text:style-name="T24">A</text:span><text:span text:style-name="T23">ffiliations:</text:span></text:p>
      <text:list xml:id="list2097772681" text:style-name="L1">
        <text:list-item>
          <text:p text:style-name="P97">Ministry of Health, Palestine</text:p>
        </text:list-item>
        <text:list-item>
          <text:p text:style-name="P97">Palestinian Red Crescent Society</text:p>
        </text:list-item>
        <text:list-item>
          <text:p text:style-name="P99"><text:span text:style-name="T25">Emergency Medical Services, </text:span><text:span text:style-name="T23">Civil Defence</text:span></text:p>
        </text:list-item>
        <text:list-item>
          <text:p text:style-name="P97">Military Medical Services</text:p>
        </text:list-item>
        <text:list-item>
          <text:p text:style-name="P97">London Health Sciences Centre</text:p>
        </text:list-item>
        <text:list-item>
          <text:p text:style-name="P98">University of Western Ontario</text:p>
        </text:list-item>
      </text:list>
      <text:p text:style-name="Heading_20_1"><text:span text:style-name="T62">D</text:span>escription</text:p>
      <text:p text:style-name="P15">Tourniquets save lives and have resulted in a lower than expected mortality rate in Gaza over the past year since the introduction of an active Stop Bleeding campaign and the local manufacture of tourniquets. Unfortunately, tourniquet<text:span text:style-name="T61">s</text:span> remain irregularly and poorly stocked in ambulances and emergency departments due to the lack of central funding and a coordinated strategy. <text:span text:style-name="T60">Recent attacks by Israeli forces also demonstrate the importance of tourniquet training and distribution to lay citizens in Gaza.</text:span></text:p>
      <text:p text:style-name="P94">This proposal seeks to address this deficit in a <text:span text:style-name="T37">timely</text:span> and <text:span text:style-name="T38">sustainable</text:span> way. <text:span text:style-name="T60">This project divides the Stop Bleeding strategic plan into three components, constituting an incremental staged approach to achieving wide deployment.</text:span></text:p>
      <text:p text:style-name="Heading_20_1">Project stages</text:p>
      <text:list xml:id="list1426827631" text:style-name="L8">
        <text:list-item>
          <text:p text:style-name="P95"><text:span text:style-name="T34">Stage 1: Prehospital and hospital provider deployment.</text:span> <text:span text:style-name="T3">P</text:span>rehospital and hospital providers would receive tourniquets for regular usage and usage during escalations and conflicts.</text:p>
        </text:list-item>
        <text:list-item>
          <text:p text:style-name="P96">Stage 2: High impact community deployment. <text:span text:style-name="T64">Tourniquets would be deployed to high impact community sites such as grocery stores, bakeries, convenience stores, places of worship, schools, factories, major offices and athletic facilities. </text:span><text:span text:style-name="T65">This stage would target 1,000 establishments with 100 tourniquets each.</text:span></text:p>
        </text:list-item>
        <text:list-item>
          <text:p text:style-name="P95"><text:soft-page-break/><text:span text:style-name="T34">Stage 3: Widespread community deployment and training.</text:span> <text:span text:style-name="T63">Wide deployment </text:span><text:span text:style-name="T66">of tourniquets </text:span><text:span text:style-name="T67">to citizens' homes as well as all public and private establishments. This stage would also </text:span><text:span text:style-name="T4">i</text:span><text:span text:style-name="T67">nclude</text:span><text:span text:style-name="T63"> public education </text:span><text:span text:style-name="T67">and awareness campaigns to teach citizens about bleeding control.</text:span></text:p>
        </text:list-item>
      </text:list>
      <text:p text:style-name="Heading_20_1">Objective(s)</text:p>
      <text:p text:style-name="P17">The Ministry of Health will:</text:p>
      <text:list xml:id="list1661614447" text:style-name="L2">
        <text:list-item>
          <text:p text:style-name="P79">Coordinate and direct national Stop Bleeding strategy <text:span text:style-name="T43">with prehospital services in Gaza</text:span></text:p>
        </text:list-item>
        <text:list-item>
          <text:p text:style-name="P80"><text:span text:style-name="T42">Coordinate and direct national Stop Bleeding strategy </text:span>with emergency hospital services in Gaza</text:p>
        </text:list-item>
        <text:list-item>
          <text:p text:style-name="P80">Ensure sufficient stock for all prehospital and hospital stakeholders</text:p>
        </text:list-item>
        <text:list-item>
          <text:p text:style-name="P80">Acquire tourniquets in Gaza</text:p>
        </text:list-item>
        <text:list-item>
          <text:p text:style-name="P80">Seek international funding in collaboration with World Health Organization</text:p>
        </text:list-item>
        <text:list-item>
          <text:p text:style-name="P80">Monitor usage of tourniquets in Gaza</text:p>
        </text:list-item>
      </text:list>
      <text:p text:style-name="P11"/>
      <text:p text:style-name="P17">The World Health Organization will:</text:p>
      <text:list xml:id="list733191721" text:style-name="L3">
        <text:list-item>
          <text:p text:style-name="P81">Coordinate funding for acquisition of tourniquets in Gaza</text:p>
        </text:list-item>
        <text:list-item>
          <text:p text:style-name="P81">Monitor usage of tourniquets in Gaza</text:p>
        </text:list-item>
        <text:list-item>
          <text:p text:style-name="P81">Seek international funding in collaboration with the Ministry of Health</text:p>
        </text:list-item>
      </text:list>
      <text:p text:style-name="P13"/>
      <text:p text:style-name="P16">Prehospital care providers will:</text:p>
      <text:list xml:id="list3186296308" text:style-name="L4">
        <text:list-item>
          <text:p text:style-name="P82">Ensure each vehicle is stocked with tourniquets</text:p>
        </text:list-item>
        <text:list-item>
          <text:p text:style-name="P83">Provide training to prehospital providers</text:p>
        </text:list-item>
        <text:list-item>
          <text:p text:style-name="P82">Monitor tourniquet usage</text:p>
        </text:list-item>
        <text:list-item>
          <text:p text:style-name="P82">Report any <text:span text:style-name="T45">tourniquet </text:span>device failures in the field</text:p>
        </text:list-item>
      </text:list>
      <text:p text:style-name="P18"/>
      <text:p text:style-name="P19">Hospital emergency providers will:</text:p>
      <text:list xml:id="list935491600" text:style-name="L5">
        <text:list-item>
          <text:p text:style-name="P84">Ensure appropriate device stocks</text:p>
        </text:list-item>
        <text:list-item>
          <text:p text:style-name="P84">Provide training to <text:span text:style-name="T44">hospital providers likely to use tourniquets</text:span></text:p>
        </text:list-item>
        <text:list-item>
          <text:p text:style-name="P85">Monitor tourniquet usage</text:p>
        </text:list-item>
        <text:list-item>
          <text:p text:style-name="P86">Report any <text:span text:style-name="T45">tourniquet </text:span>device failures in emergency rooms</text:p>
        </text:list-item>
      </text:list>
      <text:p text:style-name="Heading_20_1">Context</text:p>
      <text:p text:style-name="P20"><text:soft-page-break/><text:span text:style-name="T8">The war in Gaza in 2014 had devastating losses, many of which were related to exsanguination from limb injury. While precise numbers are difficult to obtain due to the nature of the war, it is clear that many deaths were preventable with an appropriate layperson and prehospital awareness of hemorrhage control. </text:span><text:span text:style-name="T10">If current hemorrhage control practices were in place in 2014, it is expected that several hundred lives would have been saved.</text:span></text:p>
      <text:p text:style-name="P21"><text:span text:style-name="T7">In late 2016, several government and non-governmental agencies started work on a hemorrhage control training program now referred to as the “Stop Bleeding Campaign”. This campaign has trained over two hundred providers and </text:span><text:span text:style-name="T9">provided thousands of tourniquets for training and deployment in the field.</text:span></text:p>
      <text:p text:style-name="P22"><text:span text:style-name="T9">U</text:span><text:span text:style-name="T7">nfortunately, there remains no coordinated national strategy for the acquisition and distribution of tourniquets among prehospital and hospital providers across at least four government and non-governmental agencies. As such, there is also no coordinated strategy for funding tourniquets, with all of the tourniquets provided to prehospital providers thus far being donated by Glia Inc and Hayat Centre.</text:span></text:p>
      <text:p text:style-name="P23">Despite this lack of coordination, it is clear that the current Stop Bleeding Campaign is bearing fruit. Between 30 March 2018 and and 30 March 2019, at least 5,420 out of 6,872 gunshot wounds were to the lower limbs and 549 to the upper limbs, a total of 87.9% of all injuries. Despite this high number, there have been only 12 fatalities from these injuries, representing 0.2% of all limb gunshot wounds.</text:p>
      <text:p text:style-name="P24">Many factors are responsible for this unexpectedly low number, including a system-wide emphasis on early trauma care. However, it is certain that the use of tourniquets when available and improvised tourniquets when not available contributed to this disproportionately low mortality rate.</text:p>
      <text:p text:style-name="Heading_20_1">Intended beneficiaries<office:annotation loext:resolved="false"><dc:creator>Unknown Author</dc:creator><dc:date>2015-03-11T13:44:34</dc:date><text:p><text:span text:style-name="T68">Who do you expect will benefit from this project?</text:span></text:p><text:p><text:span text:style-name="T68">Who will/might the project impact on?</text:span></text:p></office:annotation></text:p>
      <text:list xml:id="list2997222676" text:style-name="L6">
        <text:list-item>
          <text:p text:style-name="P87">Ministry of Health (<text:span text:style-name="T39">Palestine</text:span>) – <text:span text:style-name="T6">creation of needed medical devices</text:span></text:p>
        </text:list-item>
        <text:list-item>
          <text:p text:style-name="P87"><text:span text:style-name="T39">Palestinian Red Crescent Society </text:span>– <text:span text:style-name="T11">continuing training and support of their 3D modeling team</text:span></text:p>
        </text:list-item>
        <text:list-item>
          <text:p text:style-name="P89">Military Medical Services</text:p>
        </text:list-item>
        <text:list-item>
          <text:p text:style-name="P89">Civil Defence</text:p>
        </text:list-item>
        <text:list-item>
          <text:p text:style-name="P89">World Health Organization</text:p>
        </text:list-item>
      </text:list>
      <text:p text:style-name="Heading_20_1">Strategic partners<office:annotation loext:resolved="false"><dc:creator>Unknown Author</dc:creator><dc:date>2015-03-11T13:46:11</dc:date><text:p><text:span text:style-name="T68">Who will you work closely with?</text:span></text:p><text:p><text:span text:style-name="T68">Who will be part of the project team?</text:span></text:p></office:annotation></text:p>
      <text:list xml:id="list154420971965016" text:continue-numbering="true" text:style-name="L6">
        <text:list-item>
          <text:p text:style-name="P87">Ministry of Health (<text:span text:style-name="T40">Palestine</text:span>)</text:p>
        </text:list-item>
        <text:list-item>
          <text:p text:style-name="P88"><text:span text:style-name="T39">Palestinian Red Crescent Society </text:span>– <text:span text:style-name="T11">continuing training and support of their 3D modeling team</text:span></text:p>
        </text:list-item>
        <text:list-item>
          <text:p text:style-name="P90">Military Medical Services</text:p>
        </text:list-item>
        <text:list-item>
          <text:p text:style-name="P90">Civil Defence</text:p>
        </text:list-item>
        <text:list-item>
          <text:p text:style-name="P90">World Health Organization</text:p>
        </text:list-item>
        <text:list-item>
          <text:p text:style-name="P91"><text:soft-page-break/>International Committee of the Red Cross</text:p>
        </text:list-item>
        <text:list-item>
          <text:p text:style-name="P92">University of Western Ontario (Canada)</text:p>
        </text:list-item>
        <text:list-item>
          <text:p text:style-name="P92">London Health Sciences Centre (Canada)</text:p>
        </text:list-item>
        <text:list-item>
          <text:p text:style-name="P92">Health Canada</text:p>
        </text:list-item>
        <text:list-item>
          <text:p text:style-name="P93">Glia Inc</text:p>
        </text:list-item>
      </text:list>
      <text:p text:style-name="Heading_20_1">Methodology and activities<office:annotation loext:resolved="false"><dc:creator>Unknown Author</dc:creator><dc:date>2015-03-11T13:53:40</dc:date><text:p><text:span text:style-name="T68">What will your approach be?</text:span></text:p><text:p><text:span text:style-name="T68">What activities will the project include?</text:span></text:p></office:annotation></text:p>
      <text:p text:style-name="P35">Prediction of future usage <text:span text:style-name="T47">during non-emergency</text:span></text:p>
      <text:p text:style-name="P29">We predicted the usage of tourniquets in prehospital and hospital settings after consultation with providers and leaders in major prehospital and hospital organizations based on current usage patterns.</text:p>
      <text:p text:style-name="P26">Note that for several reasons, prehospital usage is expected to be significantly higher than hospital usage, as reflected in the projected usage numbers.</text:p>
      <text:p text:style-name="P25"/>
      <text:p text:style-name="P45"><text:span text:style-name="T14">Table 1. </text:span><text:span text:style-name="T15">Projected prehospital usage of t</text:span><text:span text:style-name="T13">ourniquet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Ambulance service</text:p>
          </table:table-cell>
          <table:table-cell table:style-name="Table1.A1" office:value-type="string">
            <text:p text:style-name="P52"><text:span text:style-name="T27">Total a</text:span><text:span text:style-name="T26">mbulances</text:span></text:p>
            <text:p text:style-name="P53"/>
          </table:table-cell>
          <table:table-cell table:style-name="Table1.A1" office:value-type="string">
            <text:p text:style-name="P51">Daily active ambulances</text:p>
          </table:table-cell>
          <table:table-cell table:style-name="Table1.A1" office:value-type="string">
            <text:p text:style-name="P51"><text:span text:style-name="T28">Projected a</text:span><text:span text:style-name="T26">nnual tourniquet usage</text:span></text:p>
          </table:table-cell>
        </table:table-row>
        <table:table-row table:style-name="TableLine94306501713328">
          <table:table-cell table:style-name="Table1.A2" office:value-type="string">
            <text:p text:style-name="P63">Ministry of Health</text:p>
          </table:table-cell>
          <table:table-cell table:style-name="Table1.A2" office:value-type="string">
            <text:p text:style-name="P65">64</text:p>
          </table:table-cell>
          <table:table-cell table:style-name="Table1.A2" office:value-type="string">
            <text:p text:style-name="P60">10</text:p>
          </table:table-cell>
          <table:table-cell table:style-name="Table1.A2" office:value-type="string">
            <text:p text:style-name="P65">400</text:p>
          </table:table-cell>
        </table:table-row>
        <table:table-row table:style-name="TableLine94306501715728">
          <table:table-cell table:style-name="Table1.A3" office:value-type="string">
            <text:p text:style-name="P63">Palestinian Red Crescent</text:p>
          </table:table-cell>
          <table:table-cell table:style-name="Table1.A3" office:value-type="string">
            <text:p text:style-name="P65">60</text:p>
          </table:table-cell>
          <table:table-cell table:style-name="Table1.A3" office:value-type="string">
            <text:p text:style-name="P60">10</text:p>
          </table:table-cell>
          <table:table-cell table:style-name="Table1.A3" office:value-type="string">
            <text:p text:style-name="P65">600</text:p>
          </table:table-cell>
        </table:table-row>
        <table:table-row table:style-name="TableLine94306501718896">
          <table:table-cell table:style-name="Table1.A2" office:value-type="string">
            <text:p text:style-name="P63">Civil Defense</text:p>
          </table:table-cell>
          <table:table-cell table:style-name="Table1.A2" office:value-type="string">
            <text:p text:style-name="P65">13</text:p>
          </table:table-cell>
          <table:table-cell table:style-name="Table1.A2" office:value-type="string">
            <text:p text:style-name="P60">8</text:p>
          </table:table-cell>
          <table:table-cell table:style-name="Table1.A2" office:value-type="string">
            <text:p text:style-name="P65">500</text:p>
          </table:table-cell>
        </table:table-row>
        <table:table-row table:style-name="TableLine94306501719872">
          <table:table-cell table:style-name="Table1.A3" office:value-type="string">
            <text:p text:style-name="P63">Military Medical Services</text:p>
          </table:table-cell>
          <table:table-cell table:style-name="Table1.A3" office:value-type="string">
            <text:p text:style-name="P65">13</text:p>
          </table:table-cell>
          <table:table-cell table:style-name="Table1.A3" office:value-type="string">
            <text:p text:style-name="P60">7</text:p>
          </table:table-cell>
          <table:table-cell table:style-name="Table1.A3" office:value-type="string">
            <text:p text:style-name="P65">400</text:p>
          </table:table-cell>
        </table:table-row>
        <table:table-row table:style-name="TableLine94306501721152">
          <table:table-cell table:style-name="Table1.A6" office:value-type="string">
            <text:p text:style-name="P63">Total </text:p>
          </table:table-cell>
          <table:table-cell table:style-name="Table1.A6" office:value-type="string">
            <text:p text:style-name="P64">150 </text:p>
          </table:table-cell>
          <table:table-cell table:style-name="Table1.A6" office:value-type="string">
            <text:p text:style-name="P60">35</text:p>
          </table:table-cell>
          <table:table-cell table:style-name="Table1.A6" office:value-type="string">
            <text:p text:style-name="P64">1900</text:p>
          </table:table-cell>
        </table:table-row>
      </table:table>
      <text:p text:style-name="P46"/>
      <text:p text:style-name="P49"/>
      <text:p text:style-name="P46"><text:span text:style-name="T32">Table 2. </text:span><text:span text:style-name="T33">Projected e</text:span><text:span text:style-name="T31">mergency departments </text:span><text:span text:style-name="T33">usage of tourniquets</text:span></text:p>
      <table:table table:name="Table2" table:style-name="Table2">
        <table:table-column table:style-name="Table2.A"/>
        <table:table-column table:style-name="Table2.B"/>
        <table:table-row table:style-name="Table2.1">
          <table:table-cell table:style-name="Table2.A1" office:value-type="string">
            <text:p text:style-name="P54"><text:span text:style-name="T17">H</text:span><text:span text:style-name="T16">ospital </text:span></text:p>
          </table:table-cell>
          <table:table-cell table:style-name="Table2.A1" office:value-type="string">
            <text:p text:style-name="P55"><text:span text:style-name="T18">Projected a</text:span><text:span text:style-name="T16">nnual tourniquet usage</text:span></text:p>
          </table:table-cell>
        </table:table-row>
        <table:table-row table:style-name="TableLine94306501746448">
          <table:table-cell table:style-name="Table2.A2" office:value-type="string">
            <text:p text:style-name="P62">Al Shifa Hospital</text:p>
          </table:table-cell>
          <table:table-cell table:style-name="Table2.A2" office:value-type="string">
            <text:p text:style-name="P66">60</text:p>
          </table:table-cell>
        </table:table-row>
        <table:table-row table:style-name="TableLine94306501747552">
          <table:table-cell table:style-name="Table2.A3" office:value-type="string">
            <text:p text:style-name="P61"><text:span text:style-name="T35">European </text:span><text:span text:style-name="T36">Gaza </text:span><text:span text:style-name="T35">Hospital</text:span></text:p>
          </table:table-cell>
          <table:table-cell table:style-name="Table2.A3" office:value-type="string">
            <text:p text:style-name="P66">60</text:p>
          </table:table-cell>
        </table:table-row>
        <table:table-row table:style-name="TableLine94306501748672">
          <table:table-cell table:style-name="Table2.A2" office:value-type="string">
            <text:p text:style-name="P62">Indonesian Hospital</text:p>
          </table:table-cell>
          <table:table-cell table:style-name="Table2.A2" office:value-type="string">
            <text:p text:style-name="P66">36</text:p>
          </table:table-cell>
        </table:table-row>
        <table:table-row table:style-name="TableLine94306501749376">
          <table:table-cell table:style-name="Table2.A3" office:value-type="string">
            <text:p text:style-name="P62">Al-Aqsa Hospital</text:p>
          </table:table-cell>
          <table:table-cell table:style-name="Table2.A3" office:value-type="string">
            <text:p text:style-name="P66">36</text:p>
          </table:table-cell>
        </table:table-row>
        <table:table-row table:style-name="TableLine94306501750032">
          <table:table-cell table:style-name="Table2.A2" office:value-type="string">
            <text:p text:style-name="P61"><text:span text:style-name="T35">Al</text:span><text:span text:style-name="T36">-</text:span><text:span text:style-name="T35">Quds Hospital </text:span><text:span text:style-name="T36">(</text:span><text:span text:style-name="T35">NGO</text:span><text:span text:style-name="T36">)</text:span></text:p>
          </table:table-cell>
          <table:table-cell table:style-name="Table2.A2" office:value-type="string">
            <text:p text:style-name="P66">36</text:p>
          </table:table-cell>
        </table:table-row>
        <table:table-row table:style-name="TableLine94306501750640">
          <table:table-cell table:style-name="Table2.A3" office:value-type="string">
            <text:p text:style-name="P61"><text:span text:style-name="T35">Al-Awda Hospital </text:span><text:span text:style-name="T36">(</text:span><text:span text:style-name="T35">NGO</text:span><text:span text:style-name="T36">)</text:span></text:p>
          </table:table-cell>
          <table:table-cell table:style-name="Table2.A3" office:value-type="string">
            <text:p text:style-name="P66">36</text:p>
          </table:table-cell>
        </table:table-row>
        <table:table-row table:style-name="TableLine94306501751296">
          <table:table-cell table:style-name="Table2.A8" office:value-type="string">
            <text:p text:style-name="P56">Total </text:p>
          </table:table-cell>
          <table:table-cell table:style-name="Table2.A8" office:value-type="string">
            <text:p text:style-name="P58">265</text:p>
          </table:table-cell>
        </table:table-row>
      </table:table>
      <text:p text:style-name="P36"><text:soft-page-break/>Prepositioned stock for use during disaster or crisis</text:p>
      <text:p text:style-name="P27">Prepositioned stock should provide tourniquets in the event of a disaster or crisis. Because of the critical and lifesaving nature of tourniquets, we projected a 30-day prepositioned stock to be distributed via the <text:span text:style-name="T48">Ministry of Health.</text:span></text:p>
      <text:p text:style-name="P28">The index casualty rate was derived from the first 30 days of the 2014 war and projected at 7,000 injuries. The limb injury rate was projected from the current Grand March of Return figures at <text:span text:style-name="T46">87.9%, </text:span>resulting in an expected usage rate of 6,153. Considering stocking and distribution factors, a proposed number of 7,000 tourniquets is suggested for 30-day prepositioned stock.</text:p>
      <text:p text:style-name="P28">As tourniquets do not expire, a decreased risk of future hostilities would result in depleting the prepositioned stock to an accepted level over time.</text:p>
      <text:p text:style-name="P37">Tourniquet <text:span text:style-name="T49">cost</text:span></text:p>
      <text:p text:style-name="P3">Depending on the type of tourniquet and the need to import it, tourniquets may cost as little as USD$10 for locally manufactured tourniquets and as much as $40 for imported commercial tourniquets. As there are currently two high quality <text:s/>manufacturers of tourniquets in Gaza, we assumed a USD$10 cost per tourniquet.</text:p>
      <text:p text:style-name="P44">Outputs and deliverables<office:annotation loext:resolved="false"><dc:creator>Unknown Author</dc:creator><dc:date>2015-03-11T13:54:06</dc:date><text:p><text:span text:style-name="T68">What will the tangible outputs of the project be?</text:span></text:p><text:p><text:span text:style-name="T68">What IP will be created during the project?</text:span></text:p></office:annotation></text:p>
      <text:p text:style-name="P38">Tourniquet supply to prehospital and hospital providers</text:p>
      <text:p text:style-name="P30">T<text:span text:style-name="T55">able 3 shows t</text:span>he expected purchase of tourniquets <text:span text:style-name="T55">for normal use and prepositioned stock is listed below. These numbers </text:span>assum<text:span text:style-name="T55">e</text:span> a <text:span text:style-name="T54">population growth of 3% and one </text:span>major conflict every 3 years. <text:span text:style-name="T55">Projections are </text:span>over the next 5 years.</text:p>
      <text:p text:style-name="P47"><text:span text:style-name="T32">Table </text:span><text:span text:style-name="T31">3</text:span><text:span text:style-name="T32">. </text:span><text:span text:style-name="T33">Projected tourniquet </text:span><text:span text:style-name="T31">purchase requirements 2019-2023</text:span></text:p>
      <table:table table:name="PurchaseNeeds" table:style-name="PurchaseNeeds" table:template-name="Tarek Table">
        <table:table-column table:style-name="PurchaseNeeds.A" table:number-columns-repeated="3"/>
        <table:table-column table:style-name="PurchaseNeeds.D"/>
        <table:table-row table:style-name="PurchaseNeeds.1">
          <table:table-cell table:style-name="PurchaseNeeds.A1" office:value-type="string">
            <text:p text:style-name="P68">Year</text:p>
          </table:table-cell>
          <table:table-cell table:style-name="PurchaseNeeds.A1" office:value-type="string">
            <text:p text:style-name="P68">Normal use</text:p>
          </table:table-cell>
          <table:table-cell table:style-name="PurchaseNeeds.A1" office:value-type="string">
            <text:p text:style-name="P68">Prepositioned stock</text:p>
          </table:table-cell>
          <table:table-cell table:style-name="PurchaseNeeds.A1" office:value-type="string">
            <text:p text:style-name="P68">Total required</text:p>
          </table:table-cell>
        </table:table-row>
        <table:table-row table:style-name="PurchaseNeeds.1">
          <table:table-cell table:style-name="PurchaseNeeds.A2" office:value-type="string">
            <text:p text:style-name="P71">2019</text:p>
          </table:table-cell>
          <table:table-cell table:style-name="PurchaseNeeds.A2" office:value-type="string">
            <text:p text:style-name="P71">2 000</text:p>
          </table:table-cell>
          <table:table-cell table:style-name="PurchaseNeeds.A2" office:value-type="string">
            <text:p text:style-name="P71">7 000</text:p>
          </table:table-cell>
          <table:table-cell table:style-name="PurchaseNeeds.A2" office:value-type="string">
            <text:p text:style-name="P71">9 000</text:p>
          </table:table-cell>
        </table:table-row>
        <table:table-row table:style-name="TableLine94306501791936">
          <table:table-cell table:style-name="PurchaseNeeds.A3" office:value-type="string">
            <text:p text:style-name="P71">2020</text:p>
          </table:table-cell>
          <table:table-cell table:style-name="PurchaseNeeds.A3" office:value-type="string">
            <text:p text:style-name="P71">2 060</text:p>
          </table:table-cell>
          <table:table-cell table:style-name="PurchaseNeeds.A3" office:value-type="string">
            <text:p text:style-name="P71">0</text:p>
          </table:table-cell>
          <table:table-cell table:style-name="PurchaseNeeds.A3" office:value-type="string">
            <text:p text:style-name="P71">2 060</text:p>
          </table:table-cell>
        </table:table-row>
        <table:table-row table:style-name="TableLine94306501793312">
          <table:table-cell table:style-name="PurchaseNeeds.A2" office:value-type="string">
            <text:p text:style-name="P71">2021</text:p>
          </table:table-cell>
          <table:table-cell table:style-name="PurchaseNeeds.A2" office:value-type="string">
            <text:p text:style-name="P71">2 122</text:p>
          </table:table-cell>
          <table:table-cell table:style-name="PurchaseNeeds.A2" office:value-type="string">
            <text:p text:style-name="P71">0</text:p>
          </table:table-cell>
          <table:table-cell table:style-name="PurchaseNeeds.A2" office:value-type="string">
            <text:p text:style-name="P71">2 122</text:p>
          </table:table-cell>
        </table:table-row>
        <table:table-row table:style-name="TableLine94306501794144">
          <table:table-cell table:style-name="PurchaseNeeds.A3" office:value-type="string">
            <text:p text:style-name="P71">2022</text:p>
          </table:table-cell>
          <table:table-cell table:style-name="PurchaseNeeds.A3" office:value-type="string">
            <text:p text:style-name="P71">2 186</text:p>
          </table:table-cell>
          <table:table-cell table:style-name="PurchaseNeeds.A3" office:value-type="string">
            <text:p text:style-name="P71">7 000</text:p>
          </table:table-cell>
          <table:table-cell table:style-name="PurchaseNeeds.A3" office:value-type="string">
            <text:p text:style-name="P71">9 186</text:p>
          </table:table-cell>
        </table:table-row>
        <table:table-row table:style-name="PurchaseNeeds.1">
          <table:table-cell table:style-name="PurchaseNeeds.A2" office:value-type="string">
            <text:p text:style-name="P71">2023</text:p>
          </table:table-cell>
          <table:table-cell table:style-name="PurchaseNeeds.A2" office:value-type="string">
            <text:p text:style-name="P71">2 251</text:p>
          </table:table-cell>
          <table:table-cell table:style-name="PurchaseNeeds.A2" office:value-type="string">
            <text:p text:style-name="P71">0</text:p>
          </table:table-cell>
          <table:table-cell table:style-name="PurchaseNeeds.A2" office:value-type="string">
            <text:p text:style-name="P71">2 251</text:p>
          </table:table-cell>
        </table:table-row>
        <table:table-row table:style-name="TableLine94306501796320">
          <table:table-cell table:style-name="PurchaseNeeds.A7" office:value-type="string">
            <text:p text:style-name="P75">Total</text:p>
          </table:table-cell>
          <table:table-cell table:style-name="PurchaseNeeds.A7" office:value-type="string">
            <text:p text:style-name="P75">10 619</text:p>
          </table:table-cell>
          <table:table-cell table:style-name="PurchaseNeeds.A7" office:value-type="string">
            <text:p text:style-name="P75">14 000</text:p>
          </table:table-cell>
          <table:table-cell table:style-name="PurchaseNeeds.A7" office:value-type="string">
            <text:p text:style-name="P75">24 619</text:p>
          </table:table-cell>
        </table:table-row>
      </table:table>
      <text:p text:style-name="P39">Quality control and assurance</text:p>
      <text:p text:style-name="P33">There are several tourniquets available both locally and through the import market. Because tourniquet failures may result in death or serious disability, quality control and assurance is critical.</text:p>
      <text:p text:style-name="P33">A joint task force under the direction of the Ministry of Health and consisting of representatives of prehospital and hospital providers will ensure that tourniquets are of appropriate quality.</text:p>
      <text:p text:style-name="P33"><text:soft-page-break/>International certifications such as CE, FDA or Health Canada can be used to ensure that rigorous quality standards are met.</text:p>
      <text:p text:style-name="P41">Training</text:p>
      <text:p text:style-name="P4">Training on the use of tourniquets will be covered in a separate complementary proposal.</text:p>
      <text:p text:style-name="P40">Usage monitoring</text:p>
      <text:p text:style-name="P34"><text:span text:style-name="T58">A joint task force under the direction of the Ministry of Health and consisting of representatives of prehospital and hospital providers will monitor tourniquet consumption and adjust required annual numbers based on usage patterns in Gaza.</text:span> </text:p>
      <text:p text:style-name="P42">Time frame<office:annotation loext:resolved="false"><dc:creator>Unknown Author</dc:creator><dc:date>2015-03-11T13:54:30</dc:date><text:p><text:span text:style-name="T68">When? </text:span></text:p><text:p><text:span text:style-name="T68">How long? </text:span></text:p></office:annotation></text:p>
      <text:p text:style-name="Text_20_body"><text:span text:style-name="T41">One year</text:span>, renewable. <text:span text:style-name="T12">Operating </text:span>date<text:span text:style-name="T12">s</text:span> <text:span text:style-name="T12">are</text:span> <text:span text:style-name="T41">September 1, 2020 to August 31, 2021</text:span>.</text:p>
      <text:p text:style-name="P67">Resources and budget</text:p>
      <text:p text:style-name="P31">Table 4 shows the projected purchases costs based on requirements calculated in Table 3. These costs assume a high quality supply ranging from USD$10 for locally-produced tourniquets to USD$40 for imported high quality tourniquets.</text:p>
      <text:p text:style-name="P32">The requested budget for 2019-2020 is $<text:span text:style-name="T57">9</text:span>0 000 (USD) <text:span text:style-name="T57">based on the realistic low estimate</text:span>.</text:p>
      <text:p text:style-name="P48"><text:span text:style-name="T32">Table </text:span><text:span text:style-name="T31">4</text:span><text:span text:style-name="T32">. </text:span><text:span text:style-name="T33">Projected </text:span><text:span text:style-name="T31">purchase costs based on high and low cost estimates 2019-2023</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9">Year</text:p>
          </table:table-cell>
          <table:table-cell table:style-name="Table3.A1" office:value-type="string">
            <text:p text:style-name="P70">Tourniquets</text:p>
          </table:table-cell>
          <table:table-cell table:style-name="Table3.A1" office:value-type="string">
            <text:p text:style-name="P70">Low estimate <text:span text:style-name="T56">(USD$)</text:span></text:p>
          </table:table-cell>
          <table:table-cell table:style-name="Table3.A1" office:value-type="string">
            <text:p text:style-name="P70">High estimate <text:span text:style-name="T56">(USD$)</text:span></text:p>
          </table:table-cell>
        </table:table-row>
        <table:table-row table:style-name="Table3.1">
          <table:table-cell table:style-name="Table3.A2" office:value-type="string">
            <text:p text:style-name="P72">2019</text:p>
          </table:table-cell>
          <table:table-cell table:style-name="Table3.A2" office:value-type="string">
            <text:p text:style-name="P74">9 000</text:p>
          </table:table-cell>
          <table:table-cell table:style-name="Table3.A2" office:value-type="string">
            <text:p text:style-name="P73">90 000</text:p>
          </table:table-cell>
          <table:table-cell table:style-name="Table3.A2" office:value-type="string">
            <text:p text:style-name="P73">360 000</text:p>
          </table:table-cell>
        </table:table-row>
        <table:table-row table:style-name="TableLine94306501843312">
          <table:table-cell table:style-name="Table3.A3" office:value-type="string">
            <text:p text:style-name="P72">2020</text:p>
          </table:table-cell>
          <table:table-cell table:style-name="Table3.A3" office:value-type="string">
            <text:p text:style-name="P74">2 060</text:p>
          </table:table-cell>
          <table:table-cell table:style-name="Table3.A3" office:value-type="string">
            <text:p text:style-name="P73">20 600</text:p>
          </table:table-cell>
          <table:table-cell table:style-name="Table3.A3" office:value-type="string">
            <text:p text:style-name="P73">82 400</text:p>
          </table:table-cell>
        </table:table-row>
        <table:table-row table:style-name="TableLine94306501846096">
          <table:table-cell table:style-name="Table3.A2" office:value-type="string">
            <text:p text:style-name="P72">2021</text:p>
          </table:table-cell>
          <table:table-cell table:style-name="Table3.A2" office:value-type="string">
            <text:p text:style-name="P74">2 122</text:p>
          </table:table-cell>
          <table:table-cell table:style-name="Table3.A2" office:value-type="string">
            <text:p text:style-name="P73">21 220</text:p>
          </table:table-cell>
          <table:table-cell table:style-name="Table3.A2" office:value-type="string">
            <text:p text:style-name="P73">84 880</text:p>
          </table:table-cell>
        </table:table-row>
        <table:table-row table:style-name="TableLine94306501847072">
          <table:table-cell table:style-name="Table3.A3" office:value-type="string">
            <text:p text:style-name="P72">2022</text:p>
          </table:table-cell>
          <table:table-cell table:style-name="Table3.A3" office:value-type="string">
            <text:p text:style-name="P74">9 186</text:p>
          </table:table-cell>
          <table:table-cell table:style-name="Table3.A3" office:value-type="string">
            <text:p text:style-name="P73">91 860</text:p>
          </table:table-cell>
          <table:table-cell table:style-name="Table3.A3" office:value-type="string">
            <text:p text:style-name="P73">367 440</text:p>
          </table:table-cell>
        </table:table-row>
        <table:table-row table:style-name="Table3.1">
          <table:table-cell table:style-name="Table3.A2" office:value-type="string">
            <text:p text:style-name="P72">2023</text:p>
          </table:table-cell>
          <table:table-cell table:style-name="Table3.A2" office:value-type="string">
            <text:p text:style-name="P74">2 251</text:p>
          </table:table-cell>
          <table:table-cell table:style-name="Table3.A2" office:value-type="string">
            <text:p text:style-name="P73">22 510</text:p>
          </table:table-cell>
          <table:table-cell table:style-name="Table3.A2" office:value-type="string">
            <text:p text:style-name="P73">90 040</text:p>
          </table:table-cell>
        </table:table-row>
        <table:table-row table:style-name="TableLine94306501849392">
          <table:table-cell table:style-name="Table3.A7" office:value-type="string">
            <text:p text:style-name="P76">Total</text:p>
          </table:table-cell>
          <table:table-cell table:style-name="Table3.A7" office:value-type="string">
            <text:p text:style-name="P77">24 619</text:p>
          </table:table-cell>
          <table:table-cell table:style-name="Table3.A7" office:value-type="string">
            <text:p text:style-name="P73">246 190</text:p>
          </table:table-cell>
          <table:table-cell table:style-name="Table3.A7" office:value-type="string">
            <text:p text:style-name="P73">984 760</text:p>
          </table:table-cell>
        </table:table-row>
      </table:table>
      <text:p text:style-name="Heading_20_1">Communication strategy<office:annotation loext:resolved="false"><dc:creator>Unknown Author</dc:creator><dc:date>2015-03-11T13:56:01</dc:date><text:p><text:span text:style-name="T68">How will you engage partners (boundary and strategic)?</text:span></text:p><text:p><text:span text:style-name="T68">How will you advocate about your project in its contextual environment?</text:span></text:p><text:p><text:span text:style-name="T68">How will you share the process of implementing the project?</text:span></text:p><text:p><text:span text:style-name="T68">How will you share what you learn/discover/find/recommend?</text:span></text:p></office:annotation></text:p>
      <text:p text:style-name="P12">Intra-group communication will be done <text:span text:style-name="T50">with in-person meetings coordinated by the Ministry of Health, with </text:span>email and <text:span text:style-name="T50">by telephone between assigned contacts in each stakeholder</text:span>.</text:p>
      <text:p text:style-name="P12">External communication will be via twitter, facebook, instagram and public talks in Gaza and internation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2" svg:font-family="Ubuntu" style:font-pitch="variable"/>
    <style:font-face style:name="Ubuntu" svg:font-family="Ubuntu" style:font-adornments="Light" style:font-pitch="variable"/>
    <style:font-face style:name="Ubuntu1"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loext:opacity="0%" style:font-name="Ubuntu1"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Text_20_body" style:display-name="Text body" style:family="paragraph" style:parent-style-name="Standard" style:list-style-name="" style:class="text">
      <style:paragraph-properties fo:margin-top="0cm" fo:margin-bottom="0.3cm" style:contextual-spacing="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style: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loext:opacity="100%"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style:contextual-spacing="false" fo:line-height="150%" fo:text-align="justify" style:justify-single-word="false" fo:text-indent="0cm" style:auto-text-indent="false" style:writing-mode="lr-tb"/>
      <style:text-properties fo:color="#666666" loext:opacity="100%"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style: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style: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style:contextual-spacing="false" style:writing-mode="lr-tb"/>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loext:opacity="100%" style:font-name="Cantarell" fo:font-family="Cantarell" style:font-pitch="variable"/>
    </style:style>
    <style:style style:name="Title" style:family="paragraph" style:parent-style-name="Heading" style:class="chapter">
      <style:paragraph-properties style:writing-mode="lr-tb"/>
      <style:text-properties fo:color="#808080" loext:opacity="10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text-properties style:font-name="Ubuntu2" fo:font-family="Ubuntu" style:font-pitch="variable"/>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style:contextual-spacing="false" fo:text-indent="0cm" style:auto-text-indent="false"/>
      <style:text-properties fo:color="#b71028" loext:opacity="100%"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Standard">
      <style:paragraph-properties fo:text-align="center" style:justify-single-word="false"/>
    </style:style>
    <style:style style:name="MP3" style:family="paragraph" style:parent-style-name="Header">
      <style:paragraph-properties fo:text-align="end" style:justify-single-word="false"/>
      <style:text-properties style:use-window-font-color="true" loext:opacity="0%"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Footer">
      <style:paragraph-properties fo:text-align="center" style:justify-single-word="false"/>
      <style:text-properties style:use-window-font-color="true" loext:opacity="0%"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Header">
      <style:paragraph-properties fo:text-align="end" style:justify-single-word="false"/>
    </style:style>
    <style:style style:name="MP6" style:family="paragraph" style:parent-style-name="Footer">
      <style:text-properties style:use-window-font-color="true" loext:opacity="0%"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7" style:family="paragraph" style:parent-style-name="Footer">
      <style:text-properties style:use-window-font-color="true" loext:opacity="0%"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8" style:family="paragraph" style:parent-style-name="Title">
      <style:paragraph-properties>
        <style:tab-stops>
          <style:tab-stop style:position="16.997cm" style:type="right"/>
        </style:tab-stops>
      </style:paragraph-properties>
    </style:style>
    <style:style style:name="MT1" style:family="text">
      <style:text-properties style:font-name="FreeSans"/>
    </style:style>
    <style:style style:name="MT2" style:family="text">
      <style:text-properties style:use-window-font-color="true" loext:opacity="0%"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b2b876"/>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footer>
        <text:p text:style-name="MP1"/>
        <text:p text:style-name="MP2"><text:page-number text:select-page="current">7</text:page-number></text:p>
      </style:footer>
    </style:master-page>
    <style:master-page style:name="Convert_20_1" style:display-name="Convert 1" style:page-layout-name="Mpm2">
      <style:header>
        <text:p text:style-name="MP3"><draw:frame draw:style-name="Mfr1" draw:name="graphics2" text:anchor-type="paragraph" svg:x="14.111cm" svg:y="-0.587cm" svg:width="2.379cm" svg:height="3.62cm" draw:z-index="0"><draw:image xlink:href="Pictures/1000000000000672000004FBF1FA0F581F4A50B7.jpg" xlink:type="simple" xlink:show="embed" xlink:actuate="onLoad" draw:mime-type="image/jpeg"/></draw:frame></text:p>
        <text:p text:style-name="MP3"/>
        <text:p text:style-name="MP3"/>
        <text:p text:style-name="MP3"/>
        <text:p text:style-name="MP3"/>
        <text:p text:style-name="MP3"/>
        <text:p text:style-name="MP3"/>
      </style:header>
      <style:footer>
        <text:p text:style-name="MP4"><text:span text:style-name="MT1">Page </text:span><text:span text:style-name="MT1"><text:page-number text:select-page="current">0</text:page-number></text:span></text:p>
      </style:footer>
    </style:master-page>
    <style:master-page style:name="Convert_20_2" style:display-name="Convert 2" style:page-layout-name="Mpm2">
      <style:header>
        <text:p text:style-name="MP5"><text:span text:style-name="Page_20_Number"><text:span text:style-name="MT2">Page </text:span></text:span><text:span text:style-name="Page_20_Number"><text:span text:style-name="MT2"><text:page-number text:select-page="current">0</text:page-number></text:span></text:span></text:p>
        <text:p text:style-name="MP3"/>
        <text:p text:style-name="MP3"/>
      </style:header>
      <style:footer>
        <text:p text:style-name="MP6"/>
        <text:p text:style-name="MP6"/>
        <text:p text:style-name="MP7"/>
      </style:footer>
    </style:master-page>
    <style:master-page style:name="First_20_Page" style:display-name="First Page" style:page-layout-name="Mpm3" style:next-style-name="Standard">
      <style:header>
        <text:p text:style-name="Header"/>
        <text:p text:style-name="MP8">Project <text:span text:style-name="MT3">Proposal</text:span> Document<text:tab/><text:span text:style-name="MT3">Tourniquet</text:span></text:p>
        <text:p text:style-name="Header"/>
      </style:header>
      <style:footer>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dc:title>MOU Template</dc:title>
    <meta:creation-date>2017-03-06T00:09:30.991933919</meta:creation-date>
    <dc:language>en-ZA</dc:language>
    <meta:editing-cycles>146</meta:editing-cycles>
    <meta:editing-duration>P2DT13H9M4S</meta:editing-duration>
    <meta:initial-creator>Tarek Loubani</meta:initial-creator>
    <dc:date>2021-06-01T15:44:07.813261850</dc:date>
    <dc:creator>Tarek Loubani</dc:creator>
    <meta:document-statistic meta:table-count="4" meta:image-count="1" meta:object-count="0" meta:page-count="7" meta:paragraph-count="196" meta:word-count="1559" meta:character-count="9948" meta:non-whitespace-character-count="8617"/>
    <meta:user-defined meta:name="Info 1"/>
    <meta:user-defined meta:name="Info 2"/>
    <meta:user-defined meta:name="Info 3"/>
    <meta:user-defined meta:name="Info 4"/>
  </office:meta>
</office:document-meta>
</file>